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595.9pt" svg:y="0pt">
            <draw:object draw:notify-on-update-of-ranges="Sheet1.C1:Sheet1.C1 Sheet1.C2:Sheet1.C109 Sheet1.D1:Sheet1.D1 Sheet1.D2:Sheet1.D109 Sheet1.E1:Sheet1.E1 Sheet1.E2:Sheet1.E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 real</text:p>
          </table:table-cell>
          <table:table-cell office:value-type="string" calcext:value-type="string">
            <text:p>Nu paper</text:p>
          </table:table-cell>
          <table:table-cell office:value-type="string" calcext:value-type="string">
            <text:p>Otro S</text:p>
          </table:table-cell>
          <table:table-cell office:value-type="string" calcext:value-type="string">
            <text:p>Otro Nu</text:p>
          </table:table-cell>
          <table:table-cell office:value-type="string" calcext:value-type="string">
            <text:p>S paper</text:p>
          </table:table-cell>
          <table:table-cell office:value-type="string" calcext:value-type="string">
            <text:p>Nu paper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37488" calcext:value-type="float">
            <text:p>39937488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office:value-type="float" office:value="0" calcext:value-type="float">
            <text:p>0</text:p>
          </table:table-cell>
          <table:table-cell office:value-type="float" office:value="39937489" calcext:value-type="float">
            <text:p>39937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2]-[.B3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2]-[.F3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2]-[.H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3]-[.B4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3]-[.F4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3]-[.H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4]-[.B5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4]-[.F5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4]-[.H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5]-[.B6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5]-[.F6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5]-[.H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6]-[.B7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6]-[.F7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6]-[.H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7]-[.B8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7]-[.F8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7]-[.H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8]-[.B9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8]-[.F9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8]-[.H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9]-[.B10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9]-[.F10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9]-[.H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10]-[.B11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10]-[.F11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10]-[.H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11]-[.B12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11]-[.F12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11]-[.H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12]-[.B13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12]-[.F13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12]-[.H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13]-[.B14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13]-[.F14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13]-[.H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14]-[.B15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14]-[.F15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14]-[.H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15]-[.B16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15]-[.F16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15]-[.H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16]-[.B17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16]-[.F17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16]-[.H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17]-[.B18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17]-[.F18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17]-[.H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18]-[.B19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18]-[.F19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18]-[.H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19]-[.B20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19]-[.F20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19]-[.H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20]-[.B21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20]-[.F21]" office:value-type="float" office:value="0" calcext:value-type="float">
            <text:p>0.00</text:p>
          </table:table-cell>
          <table:table-cell office:value-type="float" office:value="39937489" calcext:value-type="float">
            <text:p>39937489</text:p>
          </table:table-cell>
          <table:table-cell table:formula="of:=[.H20]-[.H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21]-[.B22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21]-[.F22]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formula="of:=[.H21]-[.H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22]-[.B23]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22]-[.F23]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formula="of:=[.H22]-[.H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23]-[.B24]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003818" calcext:value-type="float">
            <text:p>1.00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23]-[.F24]" office:value-type="float" office:value="0" calcext:value-type="float">
            <text:p>0.00</text:p>
          </table:table-cell>
          <table:table-cell office:value-type="float" office:value="39937488" calcext:value-type="float">
            <text:p>39937488</text:p>
          </table:table-cell>
          <table:table-cell table:formula="of:=[.H23]-[.H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B24]-[.B25]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77932" calcext:value-type="float">
            <text:p>0.38</text:p>
          </table:table-cell>
          <table:table-cell office:value-type="float" office:value="39937488" calcext:value-type="float">
            <text:p>39937488</text:p>
          </table:table-cell>
          <table:table-cell table:style-name="ce1" table:formula="of:=[.F24]-[.F25]" office:value-type="float" office:value="0" calcext:value-type="float">
            <text:p>0.00</text:p>
          </table:table-cell>
          <table:table-cell office:value-type="float" office:value="39937487" calcext:value-type="float">
            <text:p>39937487</text:p>
          </table:table-cell>
          <table:table-cell table:formula="of:=[.H24]-[.H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937487.4836708" calcext:value-type="float">
            <text:p>39937487.4836708</text:p>
          </table:table-cell>
          <table:table-cell table:style-name="ce1" table:formula="of:=[.B25]-[.B26]" office:value-type="float" office:value="0.516329206526279" calcext:value-type="float">
            <text:p>0.52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4657997" calcext:value-type="float">
            <text:p>0.47</text:p>
          </table:table-cell>
          <table:table-cell office:value-type="float" office:value="39937486.1489671" calcext:value-type="float">
            <text:p>39937486.1489671</text:p>
          </table:table-cell>
          <table:table-cell table:style-name="ce1" table:formula="of:=[.F25]-[.F26]" office:value-type="float" office:value="1.85103285312653" calcext:value-type="float">
            <text:p>1.85</text:p>
          </table:table-cell>
          <table:table-cell office:value-type="float" office:value="39937487" calcext:value-type="float">
            <text:p>39937487</text:p>
          </table:table-cell>
          <table:table-cell table:formula="of:=[.H25]-[.H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37486.9673416" calcext:value-type="float">
            <text:p>39937486.9673416</text:p>
          </table:table-cell>
          <table:table-cell table:style-name="ce1" table:formula="of:=[.B26]-[.B27]" office:value-type="float" office:value="0.51632921397686" calcext:value-type="float">
            <text:p>0.52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5160226" calcext:value-type="float">
            <text:p>0.52</text:p>
          </table:table-cell>
          <table:table-cell office:value-type="float" office:value="39937484.2979343" calcext:value-type="float">
            <text:p>39937484.2979343</text:p>
          </table:table-cell>
          <table:table-cell table:style-name="ce1" table:formula="of:=[.F26]-[.F27]" office:value-type="float" office:value="1.85103284567595" calcext:value-type="float">
            <text:p>1.85</text:p>
          </table:table-cell>
          <table:table-cell office:value-type="float" office:value="39937486" calcext:value-type="float">
            <text:p>39937486</text:p>
          </table:table-cell>
          <table:table-cell table:formula="of:=[.H26]-[.H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937486.0186209" calcext:value-type="float">
            <text:p>39937486.0186209</text:p>
          </table:table-cell>
          <table:table-cell table:style-name="ce1" table:formula="of:=[.B27]-[.B28]" office:value-type="float" office:value="0.948720686137676" calcext:value-type="float">
            <text:p>0.9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256961" calcext:value-type="float">
            <text:p>0.63</text:p>
          </table:table-cell>
          <table:table-cell office:value-type="float" office:value="39937482.4469014" calcext:value-type="float">
            <text:p>39937482.4469014</text:p>
          </table:table-cell>
          <table:table-cell table:style-name="ce1" table:formula="of:=[.F27]-[.F28]" office:value-type="float" office:value="1.85103285312653" calcext:value-type="float">
            <text:p>1.85</text:p>
          </table:table-cell>
          <table:table-cell office:value-type="float" office:value="39937485" calcext:value-type="float">
            <text:p>39937485</text:p>
          </table:table-cell>
          <table:table-cell table:formula="of:=[.H27]-[.H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937485.3248538" calcext:value-type="float">
            <text:p>39937485.3248538</text:p>
          </table:table-cell>
          <table:table-cell table:style-name="ce1" table:formula="of:=[.B28]-[.B29]" office:value-type="float" office:value="0.693767070770264" calcext:value-type="float">
            <text:p>0.6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7568932" calcext:value-type="float">
            <text:p>0.76</text:p>
          </table:table-cell>
          <table:table-cell office:value-type="float" office:value="39937480.5958686" calcext:value-type="float">
            <text:p>39937480.5958686</text:p>
          </table:table-cell>
          <table:table-cell table:style-name="ce1" table:formula="of:=[.F28]-[.F29]" office:value-type="float" office:value="1.85103284567595" calcext:value-type="float">
            <text:p>1.85</text:p>
          </table:table-cell>
          <table:table-cell office:value-type="float" office:value="39937484" calcext:value-type="float">
            <text:p>39937484</text:p>
          </table:table-cell>
          <table:table-cell table:formula="of:=[.H28]-[.H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937484.4760694" calcext:value-type="float">
            <text:p>39937484.4760694</text:p>
          </table:table-cell>
          <table:table-cell table:style-name="ce1" table:formula="of:=[.B29]-[.B30]" office:value-type="float" office:value="0.848784439265728" calcext:value-type="float">
            <text:p>0.8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9156125" calcext:value-type="float">
            <text:p>0.92</text:p>
          </table:table-cell>
          <table:table-cell office:value-type="float" office:value="39937478.7448357" calcext:value-type="float">
            <text:p>39937478.7448357</text:p>
          </table:table-cell>
          <table:table-cell table:style-name="ce1" table:formula="of:=[.F29]-[.F30]" office:value-type="float" office:value="1.85103285312653" calcext:value-type="float">
            <text:p>1.85</text:p>
          </table:table-cell>
          <table:table-cell office:value-type="float" office:value="39937483" calcext:value-type="float">
            <text:p>39937483</text:p>
          </table:table-cell>
          <table:table-cell table:formula="of:=[.H29]-[.H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937483.4110284" calcext:value-type="float">
            <text:p>39937483.4110284</text:p>
          </table:table-cell>
          <table:table-cell table:style-name="ce1" table:formula="of:=[.B30]-[.B31]" office:value-type="float" office:value="1.06504102051258" calcext:value-type="float">
            <text:p>1.0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107629" calcext:value-type="float">
            <text:p>1.11</text:p>
          </table:table-cell>
          <table:table-cell office:value-type="float" office:value="39937476.8938029" calcext:value-type="float">
            <text:p>39937476.8938029</text:p>
          </table:table-cell>
          <table:table-cell table:style-name="ce1" table:formula="of:=[.F30]-[.F31]" office:value-type="float" office:value="1.85103284567595" calcext:value-type="float">
            <text:p>1.85</text:p>
          </table:table-cell>
          <table:table-cell office:value-type="float" office:value="39937481" calcext:value-type="float">
            <text:p>39937481</text:p>
          </table:table-cell>
          <table:table-cell table:formula="of:=[.H30]-[.H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937482.113904" calcext:value-type="float">
            <text:p>39937482.113904</text:p>
          </table:table-cell>
          <table:table-cell table:style-name="ce1" table:formula="of:=[.B31]-[.B32]" office:value-type="float" office:value="1.29712439328432" calcext:value-type="float">
            <text:p>1.3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1.339913" calcext:value-type="float">
            <text:p>1.34</text:p>
          </table:table-cell>
          <table:table-cell office:value-type="float" office:value="39937475.04277" calcext:value-type="float">
            <text:p>39937475.04277</text:p>
          </table:table-cell>
          <table:table-cell table:style-name="ce1" table:formula="of:=[.F31]-[.F32]" office:value-type="float" office:value="1.85103285312653" calcext:value-type="float">
            <text:p>1.85</text:p>
          </table:table-cell>
          <table:table-cell office:value-type="float" office:value="39937480" calcext:value-type="float">
            <text:p>39937480</text:p>
          </table:table-cell>
          <table:table-cell table:formula="of:=[.H31]-[.H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937480.5800922" calcext:value-type="float">
            <text:p>39937480.5800922</text:p>
          </table:table-cell>
          <table:table-cell table:style-name="ce1" table:formula="of:=[.B32]-[.B33]" office:value-type="float" office:value="1.53381176292896" calcext:value-type="float">
            <text:p>1.5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62091" calcext:value-type="float">
            <text:p>1.62</text:p>
          </table:table-cell>
          <table:table-cell office:value-type="float" office:value="39937473.1917372" calcext:value-type="float">
            <text:p>39937473.1917372</text:p>
          </table:table-cell>
          <table:table-cell table:style-name="ce1" table:formula="of:=[.F32]-[.F33]" office:value-type="float" office:value="1.85103285312653" calcext:value-type="float">
            <text:p>1.85</text:p>
          </table:table-cell>
          <table:table-cell office:value-type="float" office:value="39937478" calcext:value-type="float">
            <text:p>39937478</text:p>
          </table:table-cell>
          <table:table-cell table:formula="of:=[.H32]-[.H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937478.6954734" calcext:value-type="float">
            <text:p>39937478.6954734</text:p>
          </table:table-cell>
          <table:table-cell table:style-name="ce1" table:formula="of:=[.B33]-[.B34]" office:value-type="float" office:value="1.8846187889576" calcext:value-type="float">
            <text:p>1.88</text:p>
          </table:table-cell>
          <table:table-cell table:style-name="ce1" office:value-type="float" office:value="3" calcext:value-type="float">
            <text:p>3.00</text:p>
          </table:table-cell>
          <table:table-cell table:style-name="ce1" office:value-type="float" office:value="1.960836" calcext:value-type="float">
            <text:p>1.96</text:p>
          </table:table-cell>
          <table:table-cell office:value-type="float" office:value="39937471.3407044" calcext:value-type="float">
            <text:p>39937471.3407044</text:p>
          </table:table-cell>
          <table:table-cell table:style-name="ce1" table:formula="of:=[.F33]-[.F34]" office:value-type="float" office:value="1.85103284567595" calcext:value-type="float">
            <text:p>1.85</text:p>
          </table:table-cell>
          <table:table-cell office:value-type="float" office:value="39937475" calcext:value-type="float">
            <text:p>39937475</text:p>
          </table:table-cell>
          <table:table-cell table:formula="of:=[.H33]-[.H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937476.410777" calcext:value-type="float">
            <text:p>39937476.410777</text:p>
          </table:table-cell>
          <table:table-cell table:style-name="ce1" table:formula="of:=[.B34]-[.B35]" office:value-type="float" office:value="2.28469637036324" calcext:value-type="float">
            <text:p>2.2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372049" calcext:value-type="float">
            <text:p>2.37</text:p>
          </table:table-cell>
          <table:table-cell office:value-type="float" office:value="39937467.6658329" calcext:value-type="float">
            <text:p>39937467.6658329</text:p>
          </table:table-cell>
          <table:table-cell table:style-name="ce1" table:formula="of:=[.F34]-[.F35]" office:value-type="float" office:value="3.67487148940563" calcext:value-type="float">
            <text:p>3.67</text:p>
          </table:table-cell>
          <table:table-cell office:value-type="float" office:value="39937472" calcext:value-type="float">
            <text:p>39937472</text:p>
          </table:table-cell>
          <table:table-cell table:formula="of:=[.H34]-[.H3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937473.7248533" calcext:value-type="float">
            <text:p>39937473.7248533</text:p>
          </table:table-cell>
          <table:table-cell table:style-name="ce1" table:formula="of:=[.B35]-[.B36]" office:value-type="float" office:value="2.68592378497124" calcext:value-type="float">
            <text:p>2.6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869499" calcext:value-type="float">
            <text:p>2.87</text:p>
          </table:table-cell>
          <table:table-cell office:value-type="float" office:value="39937462.2607779" calcext:value-type="float">
            <text:p>39937462.2607779</text:p>
          </table:table-cell>
          <table:table-cell table:style-name="ce1" table:formula="of:=[.F35]-[.F36]" office:value-type="float" office:value="5.40505496412516" calcext:value-type="float">
            <text:p>5.41</text:p>
          </table:table-cell>
          <table:table-cell office:value-type="float" office:value="39937468" calcext:value-type="float">
            <text:p>39937468</text:p>
          </table:table-cell>
          <table:table-cell table:formula="of:=[.H35]-[.H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937470.4544593" calcext:value-type="float">
            <text:p>39937470.4544593</text:p>
          </table:table-cell>
          <table:table-cell table:style-name="ce1" table:formula="of:=[.B36]-[.B37]" office:value-type="float" office:value="3.27039400488138" calcext:value-type="float">
            <text:p>3.2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.47127" calcext:value-type="float">
            <text:p>3.47</text:p>
          </table:table-cell>
          <table:table-cell office:value-type="float" office:value="39937452.0703516" calcext:value-type="float">
            <text:p>39937452.0703516</text:p>
          </table:table-cell>
          <table:table-cell table:style-name="ce1" table:formula="of:=[.F36]-[.F37]" office:value-type="float" office:value="10.1904262602329" calcext:value-type="float">
            <text:p>10.19</text:p>
          </table:table-cell>
          <table:table-cell office:value-type="float" office:value="39937464" calcext:value-type="float">
            <text:p>39937464</text:p>
          </table:table-cell>
          <table:table-cell table:formula="of:=[.H36]-[.H3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937466.4669089" calcext:value-type="float">
            <text:p>39937466.4669089</text:p>
          </table:table-cell>
          <table:table-cell table:style-name="ce1" table:formula="of:=[.B37]-[.B38]" office:value-type="float" office:value="3.9875503256917" calcext:value-type="float">
            <text:p>3.9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.199241" calcext:value-type="float">
            <text:p>4.20</text:p>
          </table:table-cell>
          <table:table-cell office:value-type="float" office:value="39937445.5777254" calcext:value-type="float">
            <text:p>39937445.5777254</text:p>
          </table:table-cell>
          <table:table-cell table:style-name="ce1" table:formula="of:=[.F37]-[.F38]" office:value-type="float" office:value="6.49262628704309" calcext:value-type="float">
            <text:p>6.49</text:p>
          </table:table-cell>
          <table:table-cell office:value-type="float" office:value="39937459" calcext:value-type="float">
            <text:p>39937459</text:p>
          </table:table-cell>
          <table:table-cell table:formula="of:=[.H37]-[.H3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937461.7622022" calcext:value-type="float">
            <text:p>39937461.7622022</text:p>
          </table:table-cell>
          <table:table-cell table:style-name="ce1" table:formula="of:=[.B38]-[.B39]" office:value-type="float" office:value="4.70470668375492" calcext:value-type="float">
            <text:p>4.7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.079876" calcext:value-type="float">
            <text:p>5.08</text:p>
          </table:table-cell>
          <table:table-cell office:value-type="float" office:value="39937437.3896629" calcext:value-type="float">
            <text:p>39937437.3896629</text:p>
          </table:table-cell>
          <table:table-cell table:style-name="ce1" table:formula="of:=[.F38]-[.F39]" office:value-type="float" office:value="8.18806247413158" calcext:value-type="float">
            <text:p>8.19</text:p>
          </table:table-cell>
          <table:table-cell office:value-type="float" office:value="39937452" calcext:value-type="float">
            <text:p>39937452</text:p>
          </table:table-cell>
          <table:table-cell table:formula="of:=[.H38]-[.H3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937456.0907839" calcext:value-type="float">
            <text:p>39937456.0907839</text:p>
          </table:table-cell>
          <table:table-cell table:style-name="ce1" table:formula="of:=[.B39]-[.B40]" office:value-type="float" office:value="5.67141836881638" calcext:value-type="float">
            <text:p>5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6.145191" calcext:value-type="float">
            <text:p>6.15</text:p>
          </table:table-cell>
          <table:table-cell office:value-type="float" office:value="39937427.246658" calcext:value-type="float">
            <text:p>39937427.246658</text:p>
          </table:table-cell>
          <table:table-cell table:style-name="ce1" table:formula="of:=[.F39]-[.F40]" office:value-type="float" office:value="10.1430048495531" calcext:value-type="float">
            <text:p>10.14</text:p>
          </table:table-cell>
          <table:table-cell office:value-type="float" office:value="39937444" calcext:value-type="float">
            <text:p>39937444</text:p>
          </table:table-cell>
          <table:table-cell table:formula="of:=[.H39]-[.H4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937449.1339195" calcext:value-type="float">
            <text:p>39937449.1339195</text:p>
          </table:table-cell>
          <table:table-cell table:style-name="ce1" table:formula="of:=[.B40]-[.B41]" office:value-type="float" office:value="6.95686438679695" calcext:value-type="float">
            <text:p>6.9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7.433915" calcext:value-type="float">
            <text:p>7.43</text:p>
          </table:table-cell>
          <table:table-cell office:value-type="float" office:value="39937414.5555162" calcext:value-type="float">
            <text:p>39937414.5555162</text:p>
          </table:table-cell>
          <table:table-cell table:style-name="ce1" table:formula="of:=[.F40]-[.F41]" office:value-type="float" office:value="12.6911418437958" calcext:value-type="float">
            <text:p>12.69</text:p>
          </table:table-cell>
          <table:table-cell office:value-type="float" office:value="39937435" calcext:value-type="float">
            <text:p>39937435</text:p>
          </table:table-cell>
          <table:table-cell table:formula="of:=[.H40]-[.H4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937440.8904503" calcext:value-type="float">
            <text:p>39937440.8904503</text:p>
          </table:table-cell>
          <table:table-cell table:style-name="ce1" table:formula="of:=[.B41]-[.B42]" office:value-type="float" office:value="8.24346916377544" calcext:value-type="float">
            <text:p>8.24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8.992901" calcext:value-type="float">
            <text:p>8.99</text:p>
          </table:table-cell>
          <table:table-cell office:value-type="float" office:value="39937399.2930218" calcext:value-type="float">
            <text:p>39937399.2930218</text:p>
          </table:table-cell>
          <table:table-cell table:style-name="ce1" table:formula="of:=[.F41]-[.F42]" office:value-type="float" office:value="15.2624944299459" calcext:value-type="float">
            <text:p>15.26</text:p>
          </table:table-cell>
          <table:table-cell office:value-type="float" office:value="39937424" calcext:value-type="float">
            <text:p>39937424</text:p>
          </table:table-cell>
          <table:table-cell table:formula="of:=[.H41]-[.H4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937431.0441726" calcext:value-type="float">
            <text:p>39937431.0441726</text:p>
          </table:table-cell>
          <table:table-cell table:style-name="ce1" table:formula="of:=[.B42]-[.B43]" office:value-type="float" office:value="9.84627769142389" calcext:value-type="float">
            <text:p>9.8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.87882" calcext:value-type="float">
            <text:p>10.88</text:p>
          </table:table-cell>
          <table:table-cell office:value-type="float" office:value="39937381.1059163" calcext:value-type="float">
            <text:p>39937381.1059163</text:p>
          </table:table-cell>
          <table:table-cell table:style-name="ce1" table:formula="of:=[.F42]-[.F43]" office:value-type="float" office:value="18.1871054917574" calcext:value-type="float">
            <text:p>18.19</text:p>
          </table:table-cell>
          <table:table-cell office:value-type="float" office:value="39937410" calcext:value-type="float">
            <text:p>39937410</text:p>
          </table:table-cell>
          <table:table-cell table:formula="of:=[.H42]-[.H4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937418.9139746" calcext:value-type="float">
            <text:p>39937418.9139746</text:p>
          </table:table-cell>
          <table:table-cell table:style-name="ce1" table:formula="of:=[.B43]-[.B44]" office:value-type="float" office:value="12.1301979869604" calcext:value-type="float">
            <text:p>12.1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3.16025" calcext:value-type="float">
            <text:p>13.16</text:p>
          </table:table-cell>
          <table:table-cell office:value-type="float" office:value="39937358.6460513" calcext:value-type="float">
            <text:p>39937358.6460513</text:p>
          </table:table-cell>
          <table:table-cell table:style-name="ce1" table:formula="of:=[.F43]-[.F44]" office:value-type="float" office:value="22.4598649144173" calcext:value-type="float">
            <text:p>22.46</text:p>
          </table:table-cell>
          <table:table-cell office:value-type="float" office:value="39937393" calcext:value-type="float">
            <text:p>39937393</text:p>
          </table:table-cell>
          <table:table-cell table:formula="of:=[.H43]-[.H4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937404.4767627" calcext:value-type="float">
            <text:p>39937404.4767627</text:p>
          </table:table-cell>
          <table:table-cell table:style-name="ce1" table:formula="of:=[.B44]-[.B45]" office:value-type="float" office:value="14.4372119903564" calcext:value-type="float">
            <text:p>14.4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5.92011" calcext:value-type="float">
            <text:p>15.92</text:p>
          </table:table-cell>
          <table:table-cell office:value-type="float" office:value="39937331.7816307" calcext:value-type="float">
            <text:p>39937331.7816307</text:p>
          </table:table-cell>
          <table:table-cell table:style-name="ce1" table:formula="of:=[.F44]-[.F45]" office:value-type="float" office:value="26.8644206002355" calcext:value-type="float">
            <text:p>26.86</text:p>
          </table:table-cell>
          <table:table-cell office:value-type="float" office:value="39937373" calcext:value-type="float">
            <text:p>39937373</text:p>
          </table:table-cell>
          <table:table-cell table:formula="of:=[.H44]-[.H4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937387.3598553" calcext:value-type="float">
            <text:p>39937387.3598553</text:p>
          </table:table-cell>
          <table:table-cell table:style-name="ce1" table:formula="of:=[.B45]-[.B46]" office:value-type="float" office:value="17.1169073805213" calcext:value-type="float">
            <text:p>17.1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9.25875" calcext:value-type="float">
            <text:p>19.26</text:p>
          </table:table-cell>
          <table:table-cell office:value-type="float" office:value="39937300.1240028" calcext:value-type="float">
            <text:p>39937300.1240028</text:p>
          </table:table-cell>
          <table:table-cell table:style-name="ce1" table:formula="of:=[.F45]-[.F46]" office:value-type="float" office:value="31.6576279848814" calcext:value-type="float">
            <text:p>31.66</text:p>
          </table:table-cell>
          <table:table-cell office:value-type="float" office:value="39937349" calcext:value-type="float">
            <text:p>39937349</text:p>
          </table:table-cell>
          <table:table-cell table:formula="of:=[.H45]-[.H4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937366.2261152" calcext:value-type="float">
            <text:p>39937366.2261152</text:p>
          </table:table-cell>
          <table:table-cell table:style-name="ce1" table:formula="of:=[.B46]-[.B47]" office:value-type="float" office:value="21.1337401121855" calcext:value-type="float">
            <text:p>21.1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3.29753" calcext:value-type="float">
            <text:p>23.30</text:p>
          </table:table-cell>
          <table:table-cell office:value-type="float" office:value="39937261.0574687" calcext:value-type="float">
            <text:p>39937261.0574687</text:p>
          </table:table-cell>
          <table:table-cell table:style-name="ce1" table:formula="of:=[.F46]-[.F47]" office:value-type="float" office:value="39.0665340647101" calcext:value-type="float">
            <text:p>39.07</text:p>
          </table:table-cell>
          <table:table-cell office:value-type="float" office:value="39937319" calcext:value-type="float">
            <text:p>39937319</text:p>
          </table:table-cell>
          <table:table-cell table:formula="of:=[.H46]-[.H4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937340.9558615" calcext:value-type="float">
            <text:p>39937340.9558615</text:p>
          </table:table-cell>
          <table:table-cell table:style-name="ce1" table:formula="of:=[.B47]-[.B48]" office:value-type="float" office:value="25.2702536359429" calcext:value-type="float">
            <text:p>25.2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8.18328" calcext:value-type="float">
            <text:p>28.18</text:p>
          </table:table-cell>
          <table:table-cell office:value-type="float" office:value="39937214.0950916" calcext:value-type="float">
            <text:p>39937214.0950916</text:p>
          </table:table-cell>
          <table:table-cell table:style-name="ce1" table:formula="of:=[.F47]-[.F48]" office:value-type="float" office:value="46.9623771458864" calcext:value-type="float">
            <text:p>46.96</text:p>
          </table:table-cell>
          <table:table-cell office:value-type="float" office:value="39937283" calcext:value-type="float">
            <text:p>39937283</text:p>
          </table:table-cell>
          <table:table-cell table:formula="of:=[.H47]-[.H4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937311.156366" calcext:value-type="float">
            <text:p>39937311.156366</text:p>
          </table:table-cell>
          <table:table-cell table:style-name="ce1" table:formula="of:=[.B48]-[.B49]" office:value-type="float" office:value="29.7994954884052" calcext:value-type="float">
            <text:p>29.8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4.09362" calcext:value-type="float">
            <text:p>34.09</text:p>
          </table:table-cell>
          <table:table-cell office:value-type="float" office:value="39937158.9099855" calcext:value-type="float">
            <text:p>39937158.9099855</text:p>
          </table:table-cell>
          <table:table-cell table:style-name="ce1" table:formula="of:=[.F48]-[.F49]" office:value-type="float" office:value="55.1851060017943" calcext:value-type="float">
            <text:p>55.19</text:p>
          </table:table-cell>
          <table:table-cell office:value-type="float" office:value="39937240" calcext:value-type="float">
            <text:p>39937240</text:p>
          </table:table-cell>
          <table:table-cell table:formula="of:=[.H48]-[.H4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937274.3677634" calcext:value-type="float">
            <text:p>39937274.3677634</text:p>
          </table:table-cell>
          <table:table-cell table:style-name="ce1" table:formula="of:=[.B49]-[.B50]" office:value-type="float" office:value="36.7886026501656" calcext:value-type="float">
            <text:p>36.7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1.2434" calcext:value-type="float">
            <text:p>41.24</text:p>
          </table:table-cell>
          <table:table-cell office:value-type="float" office:value="39937090.9958332" calcext:value-type="float">
            <text:p>39937090.9958332</text:p>
          </table:table-cell>
          <table:table-cell table:style-name="ce1" table:formula="of:=[.F49]-[.F50]" office:value-type="float" office:value="67.9141523092985" calcext:value-type="float">
            <text:p>67.91</text:p>
          </table:table-cell>
          <table:table-cell office:value-type="float" office:value="39937187" calcext:value-type="float">
            <text:p>39937187</text:p>
          </table:table-cell>
          <table:table-cell table:formula="of:=[.H49]-[.H50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937230.162329" calcext:value-type="float">
            <text:p>39937230.162329</text:p>
          </table:table-cell>
          <table:table-cell table:style-name="ce1" table:formula="of:=[.B50]-[.B51]" office:value-type="float" office:value="44.2054344043136" calcext:value-type="float">
            <text:p>44.2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9.89253" calcext:value-type="float">
            <text:p>49.89</text:p>
          </table:table-cell>
          <table:table-cell office:value-type="float" office:value="39937008.9151516" calcext:value-type="float">
            <text:p>39937008.9151516</text:p>
          </table:table-cell>
          <table:table-cell table:style-name="ce1" table:formula="of:=[.F50]-[.F51]" office:value-type="float" office:value="82.0806816294789" calcext:value-type="float">
            <text:p>82.08</text:p>
          </table:table-cell>
          <table:table-cell office:value-type="float" office:value="39937123" calcext:value-type="float">
            <text:p>39937123</text:p>
          </table:table-cell>
          <table:table-cell table:formula="of:=[.H50]-[.H51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937178.1993854" calcext:value-type="float">
            <text:p>39937178.1993854</text:p>
          </table:table-cell>
          <table:table-cell table:style-name="ce1" table:formula="of:=[.B51]-[.B52]" office:value-type="float" office:value="51.9629436209798" calcext:value-type="float">
            <text:p>51.96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60.35544" calcext:value-type="float">
            <text:p>60.36</text:p>
          </table:table-cell>
          <table:table-cell office:value-type="float" office:value="39936912.4980491" calcext:value-type="float">
            <text:p>39936912.4980491</text:p>
          </table:table-cell>
          <table:table-cell table:style-name="ce1" table:formula="of:=[.F51]-[.F52]" office:value-type="float" office:value="96.4171025082469" calcext:value-type="float">
            <text:p>96.42</text:p>
          </table:table-cell>
          <table:table-cell office:value-type="float" office:value="39937046" calcext:value-type="float">
            <text:p>39937046</text:p>
          </table:table-cell>
          <table:table-cell table:formula="of:=[.H51]-[.H52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937114.2176641" calcext:value-type="float">
            <text:p>39937114.2176641</text:p>
          </table:table-cell>
          <table:table-cell table:style-name="ce1" table:formula="of:=[.B52]-[.B53]" office:value-type="float" office:value="63.9817212447524" calcext:value-type="float">
            <text:p>63.98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73.01245" calcext:value-type="float">
            <text:p>73.01</text:p>
          </table:table-cell>
          <table:table-cell office:value-type="float" office:value="39936794.5131849" calcext:value-type="float">
            <text:p>39936794.5131849</text:p>
          </table:table-cell>
          <table:table-cell table:style-name="ce1" table:formula="of:=[.F52]-[.F53]" office:value-type="float" office:value="117.984864249825" calcext:value-type="float">
            <text:p>117.98</text:p>
          </table:table-cell>
          <table:table-cell office:value-type="float" office:value="39936952" calcext:value-type="float">
            <text:p>39936952</text:p>
          </table:table-cell>
          <table:table-cell table:formula="of:=[.H52]-[.H53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937036.937571" calcext:value-type="float">
            <text:p>39937036.937571</text:p>
          </table:table-cell>
          <table:table-cell table:style-name="ce1" table:formula="of:=[.B53]-[.B54]" office:value-type="float" office:value="77.2800931632519" calcext:value-type="float">
            <text:p>77.2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88.32365" calcext:value-type="float">
            <text:p>88.32</text:p>
          </table:table-cell>
          <table:table-cell office:value-type="float" office:value="39936651.1271473" calcext:value-type="float">
            <text:p>39936651.1271473</text:p>
          </table:table-cell>
          <table:table-cell table:style-name="ce1" table:formula="of:=[.F53]-[.F54]" office:value-type="float" office:value="143.386037535965" calcext:value-type="float">
            <text:p>143.39</text:p>
          </table:table-cell>
          <table:table-cell office:value-type="float" office:value="39936838" calcext:value-type="float">
            <text:p>39936838</text:p>
          </table:table-cell>
          <table:table-cell table:formula="of:=[.H53]-[.H54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936946.1659659" calcext:value-type="float">
            <text:p>39936946.1659659</text:p>
          </table:table-cell>
          <table:table-cell table:style-name="ce1" table:formula="of:=[.B54]-[.B55]" office:value-type="float" office:value="90.7716050967574" calcext:value-type="float">
            <text:p>90.7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6.8456" calcext:value-type="float">
            <text:p>106.85</text:p>
          </table:table-cell>
          <table:table-cell office:value-type="float" office:value="39936482.3336796" calcext:value-type="float">
            <text:p>39936482.3336796</text:p>
          </table:table-cell>
          <table:table-cell table:style-name="ce1" table:formula="of:=[.F54]-[.F55]" office:value-type="float" office:value="168.793467730284" calcext:value-type="float">
            <text:p>168.79</text:p>
          </table:table-cell>
          <table:table-cell office:value-type="float" office:value="39936699" calcext:value-type="float">
            <text:p>39936699</text:p>
          </table:table-cell>
          <table:table-cell table:formula="of:=[.H54]-[.H55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936834.9983115" calcext:value-type="float">
            <text:p>39936834.9983115</text:p>
          </table:table-cell>
          <table:table-cell table:style-name="ce1" table:formula="of:=[.B55]-[.B56]" office:value-type="float" office:value="111.167654335499" calcext:value-type="float">
            <text:p>111.17</text:p>
          </table:table-cell>
          <table:table-cell table:style-name="ce1" office:value-type="float" office:value="2" calcext:value-type="float">
            <text:p>2.00</text:p>
          </table:table-cell>
          <table:table-cell table:style-name="ce1" office:value-type="float" office:value="129.2515" calcext:value-type="float">
            <text:p>129.25</text:p>
          </table:table-cell>
          <table:table-cell office:value-type="float" office:value="39936277.5732077" calcext:value-type="float">
            <text:p>39936277.5732077</text:p>
          </table:table-cell>
          <table:table-cell table:style-name="ce1" table:formula="of:=[.F55]-[.F56]" office:value-type="float" office:value="204.760471872985" calcext:value-type="float">
            <text:p>204.76</text:p>
          </table:table-cell>
          <table:table-cell office:value-type="float" office:value="39936531" calcext:value-type="float">
            <text:p>39936531</text:p>
          </table:table-cell>
          <table:table-cell table:formula="of:=[.H55]-[.H56]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936699.9871681" calcext:value-type="float">
            <text:p>39936699.9871681</text:p>
          </table:table-cell>
          <table:table-cell table:style-name="ce1" table:formula="of:=[.B56]-[.B57]" office:value-type="float" office:value="135.011143438518" calcext:value-type="float">
            <text:p>135.0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56.3558" calcext:value-type="float">
            <text:p>156.36</text:p>
          </table:table-cell>
          <table:table-cell office:value-type="float" office:value="39936027.2714409" calcext:value-type="float">
            <text:p>39936027.2714409</text:p>
          </table:table-cell>
          <table:table-cell table:style-name="ce1" table:formula="of:=[.F56]-[.F57]" office:value-type="float" office:value="250.30176679045" calcext:value-type="float">
            <text:p>250.30</text:p>
          </table:table-cell>
          <table:table-cell office:value-type="float" office:value="39936327" calcext:value-type="float">
            <text:p>39936327</text:p>
          </table:table-cell>
          <table:table-cell table:formula="of:=[.H56]-[.H57]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936541.1155228" calcext:value-type="float">
            <text:p>39936541.1155228</text:p>
          </table:table-cell>
          <table:table-cell table:style-name="ce1" table:formula="of:=[.B57]-[.B58]" office:value-type="float" office:value="158.871645241976" calcext:value-type="float">
            <text:p>158.87</text:p>
          </table:table-cell>
          <table:table-cell table:style-name="ce1" office:value-type="float" office:value="15" calcext:value-type="float">
            <text:p>15.00</text:p>
          </table:table-cell>
          <table:table-cell table:style-name="ce1" office:value-type="float" office:value="189.1435" calcext:value-type="float">
            <text:p>189.14</text:p>
          </table:table-cell>
          <table:table-cell office:value-type="float" office:value="39935731.4283792" calcext:value-type="float">
            <text:p>39935731.4283792</text:p>
          </table:table-cell>
          <table:table-cell table:style-name="ce1" table:formula="of:=[.F57]-[.F58]" office:value-type="float" office:value="295.843061730266" calcext:value-type="float">
            <text:p>295.84</text:p>
          </table:table-cell>
          <table:table-cell office:value-type="float" office:value="39936079" calcext:value-type="float">
            <text:p>39936079</text:p>
          </table:table-cell>
          <table:table-cell table:formula="of:=[.H57]-[.H58]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936348.1624955" calcext:value-type="float">
            <text:p>39936348.1624955</text:p>
          </table:table-cell>
          <table:table-cell table:style-name="ce1" table:formula="of:=[.B58]-[.B59]" office:value-type="float" office:value="192.95302734524" calcext:value-type="float">
            <text:p>192.9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28.8062" calcext:value-type="float">
            <text:p>228.81</text:p>
          </table:table-cell>
          <table:table-cell office:value-type="float" office:value="39935376.1928564" calcext:value-type="float">
            <text:p>39935376.1928564</text:p>
          </table:table-cell>
          <table:table-cell table:style-name="ce1" table:formula="of:=[.F58]-[.F59]" office:value-type="float" office:value="355.235522821546" calcext:value-type="float">
            <text:p>355.24</text:p>
          </table:table-cell>
          <table:table-cell office:value-type="float" office:value="39935777" calcext:value-type="float">
            <text:p>39935777</text:p>
          </table:table-cell>
          <table:table-cell table:formula="of:=[.H58]-[.H59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936112.4602567" calcext:value-type="float">
            <text:p>39936112.4602567</text:p>
          </table:table-cell>
          <table:table-cell table:style-name="ce1" table:formula="of:=[.B59]-[.B60]" office:value-type="float" office:value="235.702238820493" calcext:value-type="float">
            <text:p>235.7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276.7852" calcext:value-type="float">
            <text:p>276.79</text:p>
          </table:table-cell>
          <table:table-cell office:value-type="float" office:value="39934939.5892277" calcext:value-type="float">
            <text:p>39934939.5892277</text:p>
          </table:table-cell>
          <table:table-cell table:style-name="ce1" table:formula="of:=[.F59]-[.F60]" office:value-type="float" office:value="436.603628702462" calcext:value-type="float">
            <text:p>436.60</text:p>
          </table:table-cell>
          <table:table-cell office:value-type="float" office:value="39935410" calcext:value-type="float">
            <text:p>39935410</text:p>
          </table:table-cell>
          <table:table-cell table:formula="of:=[.H59]-[.H60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935834.0088064" calcext:value-type="float">
            <text:p>39935834.0088064</text:p>
          </table:table-cell>
          <table:table-cell table:style-name="ce1" table:formula="of:=[.B60]-[.B61]" office:value-type="float" office:value="278.451450303197" calcext:value-type="float">
            <text:p>278.45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334.8239" calcext:value-type="float">
            <text:p>334.82</text:p>
          </table:table-cell>
          <table:table-cell office:value-type="float" office:value="39934421.3396732" calcext:value-type="float">
            <text:p>39934421.3396732</text:p>
          </table:table-cell>
          <table:table-cell table:style-name="ce1" table:formula="of:=[.F60]-[.F61]" office:value-type="float" office:value="518.249554418027" calcext:value-type="float">
            <text:p>518.25</text:p>
          </table:table-cell>
          <table:table-cell office:value-type="float" office:value="39934964" calcext:value-type="float">
            <text:p>39934964</text:p>
          </table:table-cell>
          <table:table-cell table:formula="of:=[.H60]-[.H61]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9935499.2828688" calcext:value-type="float">
            <text:p>39935499.2828688</text:p>
          </table:table-cell>
          <table:table-cell table:style-name="ce1" table:formula="of:=[.B61]-[.B62]" office:value-type="float" office:value="334.725937590003" calcext:value-type="float">
            <text:p>334.73</text:p>
          </table:table-cell>
          <table:table-cell table:style-name="ce1" office:value-type="float" office:value="5" calcext:value-type="float">
            <text:p>5.00</text:p>
          </table:table-cell>
          <table:table-cell table:style-name="ce1" office:value-type="float" office:value="405.0309" calcext:value-type="float">
            <text:p>405.03</text:p>
          </table:table-cell>
          <table:table-cell office:value-type="float" office:value="39933804.3506956" calcext:value-type="float">
            <text:p>39933804.3506956</text:p>
          </table:table-cell>
          <table:table-cell table:style-name="ce1" table:formula="of:=[.F61]-[.F62]" office:value-type="float" office:value="616.988977648318" calcext:value-type="float">
            <text:p>616.99</text:p>
          </table:table-cell>
          <table:table-cell office:value-type="float" office:value="39934420" calcext:value-type="float">
            <text:p>39934420</text:p>
          </table:table-cell>
          <table:table-cell table:formula="of:=[.H61]-[.H62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935088.1084901" calcext:value-type="float">
            <text:p>39935088.1084901</text:p>
          </table:table-cell>
          <table:table-cell table:style-name="ce1" table:formula="of:=[.B62]-[.B63]" office:value-type="float" office:value="411.17437864095" calcext:value-type="float">
            <text:p>411.17</text:p>
          </table:table-cell>
          <table:table-cell table:style-name="ce1" office:value-type="float" office:value="5" calcext:value-type="float">
            <text:p>5.00</text:p>
          </table:table-cell>
          <table:table-cell table:style-name="ce1" office:value-type="float" office:value="489.9566" calcext:value-type="float">
            <text:p>489.96</text:p>
          </table:table-cell>
          <table:table-cell office:value-type="float" office:value="39933043.418055" calcext:value-type="float">
            <text:p>39933043.418055</text:p>
          </table:table-cell>
          <table:table-cell table:style-name="ce1" table:formula="of:=[.F62]-[.F63]" office:value-type="float" office:value="760.932640582323" calcext:value-type="float">
            <text:p>760.93</text:p>
          </table:table-cell>
          <table:table-cell office:value-type="float" office:value="39933760" calcext:value-type="float">
            <text:p>39933760</text:p>
          </table:table-cell>
          <table:table-cell table:formula="of:=[.H62]-[.H63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9934600.2930641" calcext:value-type="float">
            <text:p>39934600.2930641</text:p>
          </table:table-cell>
          <table:table-cell table:style-name="ce1" table:formula="of:=[.B63]-[.B64]" office:value-type="float" office:value="487.815426006913" calcext:value-type="float">
            <text:p>487.82</text:p>
          </table:table-cell>
          <table:table-cell table:style-name="ce1" office:value-type="float" office:value="7" calcext:value-type="float">
            <text:p>7.00</text:p>
          </table:table-cell>
          <table:table-cell table:style-name="ce1" office:value-type="float" office:value="592.6856" calcext:value-type="float">
            <text:p>592.69</text:p>
          </table:table-cell>
          <table:table-cell office:value-type="float" office:value="39932136.1274336" calcext:value-type="float">
            <text:p>39932136.1274336</text:p>
          </table:table-cell>
          <table:table-cell table:style-name="ce1" table:formula="of:=[.F63]-[.F64]" office:value-type="float" office:value="907.290621466935" calcext:value-type="float">
            <text:p>907.29</text:p>
          </table:table-cell>
          <table:table-cell office:value-type="float" office:value="39932955" calcext:value-type="float">
            <text:p>39932955</text:p>
          </table:table-cell>
          <table:table-cell table:formula="of:=[.H63]-[.H64]"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934019.0081362" calcext:value-type="float">
            <text:p>39934019.0081362</text:p>
          </table:table-cell>
          <table:table-cell table:style-name="ce1" table:formula="of:=[.B64]-[.B65]" office:value-type="float" office:value="581.284927912057" calcext:value-type="float">
            <text:p>581.28</text:p>
          </table:table-cell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716.9483" calcext:value-type="float">
            <text:p>716.95</text:p>
          </table:table-cell>
          <table:table-cell office:value-type="float" office:value="39931065.8078284" calcext:value-type="float">
            <text:p>39931065.8078284</text:p>
          </table:table-cell>
          <table:table-cell table:style-name="ce1" table:formula="of:=[.F64]-[.F65]" office:value-type="float" office:value="1070.31960515678" calcext:value-type="float">
            <text:p>1,070.32</text:p>
          </table:table-cell>
          <table:table-cell office:value-type="float" office:value="39931976" calcext:value-type="float">
            <text:p>39931976</text:p>
          </table:table-cell>
          <table:table-cell table:formula="of:=[.H64]-[.H65]"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933302.3215632" calcext:value-type="float">
            <text:p>39933302.3215632</text:p>
          </table:table-cell>
          <table:table-cell table:style-name="ce1" table:formula="of:=[.B65]-[.B66]" office:value-type="float" office:value="716.686572991312" calcext:value-type="float">
            <text:p>716.69</text:p>
          </table:table-cell>
          <table:table-cell table:style-name="ce1" office:value-type="float" office:value="12" calcext:value-type="float">
            <text:p>12.00</text:p>
          </table:table-cell>
          <table:table-cell table:style-name="ce1" office:value-type="float" office:value="863.6725" calcext:value-type="float">
            <text:p>863.67</text:p>
          </table:table-cell>
          <table:table-cell office:value-type="float" office:value="39929758.1424344" calcext:value-type="float">
            <text:p>39929758.1424344</text:p>
          </table:table-cell>
          <table:table-cell table:style-name="ce1" table:formula="of:=[.F65]-[.F66]" office:value-type="float" office:value="1307.66539396346" calcext:value-type="float">
            <text:p>1,307.67</text:p>
          </table:table-cell>
          <table:table-cell office:value-type="float" office:value="39930784" calcext:value-type="float">
            <text:p>39930784</text:p>
          </table:table-cell>
          <table:table-cell table:formula="of:=[.H65]-[.H66]"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932448.2483387" calcext:value-type="float">
            <text:p>39932448.2483387</text:p>
          </table:table-cell>
          <table:table-cell table:style-name="ce1" table:formula="of:=[.B66]-[.B67]" office:value-type="float" office:value="854.073224559426" calcext:value-type="float">
            <text:p>854.07</text:p>
          </table:table-cell>
          <table:table-cell table:style-name="ce1" office:value-type="float" office:value="14" calcext:value-type="float">
            <text:p>14.00</text:p>
          </table:table-cell>
          <table:table-cell table:style-name="ce1" office:value-type="float" office:value="1045.385" calcext:value-type="float">
            <text:p>1,045.39</text:p>
          </table:table-cell>
          <table:table-cell office:value-type="float" office:value="39928202.8077945" calcext:value-type="float">
            <text:p>39928202.8077945</text:p>
          </table:table-cell>
          <table:table-cell table:style-name="ce1" table:formula="of:=[.F66]-[.F67]" office:value-type="float" office:value="1555.33463996649" calcext:value-type="float">
            <text:p>1,555.33</text:p>
          </table:table-cell>
          <table:table-cell office:value-type="float" office:value="39929331" calcext:value-type="float">
            <text:p>39929331</text:p>
          </table:table-cell>
          <table:table-cell table:formula="of:=[.H66]-[.H67]"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931440.0024816" calcext:value-type="float">
            <text:p>39931440.0024816</text:p>
          </table:table-cell>
          <table:table-cell table:style-name="ce1" table:formula="of:=[.B67]-[.B68]" office:value-type="float" office:value="1008.24585703015" calcext:value-type="float">
            <text:p>1,008.25</text:p>
          </table:table-cell>
          <table:table-cell table:style-name="ce1" office:value-type="float" office:value="19" calcext:value-type="float">
            <text:p>19.00</text:p>
          </table:table-cell>
          <table:table-cell table:style-name="ce1" office:value-type="float" office:value="1263.988" calcext:value-type="float">
            <text:p>1,263.99</text:p>
          </table:table-cell>
          <table:table-cell office:value-type="float" office:value="39926314.5295091" calcext:value-type="float">
            <text:p>39926314.5295091</text:p>
          </table:table-cell>
          <table:table-cell table:style-name="ce1" table:formula="of:=[.F67]-[.F68]" office:value-type="float" office:value="1888.27828534693" calcext:value-type="float">
            <text:p>1,888.28</text:p>
          </table:table-cell>
          <table:table-cell office:value-type="float" office:value="39927560" calcext:value-type="float">
            <text:p>39927560</text:p>
          </table:table-cell>
          <table:table-cell table:formula="of:=[.H67]-[.H68]"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930207.3990306" calcext:value-type="float">
            <text:p>39930207.3990306</text:p>
          </table:table-cell>
          <table:table-cell table:style-name="ce1" table:formula="of:=[.B68]-[.B69]" office:value-type="float" office:value="1232.60345109552" calcext:value-type="float">
            <text:p>1,232.60</text:p>
          </table:table-cell>
          <table:table-cell table:style-name="ce1" office:value-type="float" office:value="12" calcext:value-type="float">
            <text:p>12.00</text:p>
          </table:table-cell>
          <table:table-cell table:style-name="ce1" office:value-type="float" office:value="1528.128" calcext:value-type="float">
            <text:p>1,528.13</text:p>
          </table:table-cell>
          <table:table-cell office:value-type="float" office:value="39924043.1705497" calcext:value-type="float">
            <text:p>39924043.1705497</text:p>
          </table:table-cell>
          <table:table-cell table:style-name="ce1" table:formula="of:=[.F68]-[.F69]" office:value-type="float" office:value="2271.35895937681" calcext:value-type="float">
            <text:p>2,271.36</text:p>
          </table:table-cell>
          <table:table-cell office:value-type="float" office:value="39925401" calcext:value-type="float">
            <text:p>39925401</text:p>
          </table:table-cell>
          <table:table-cell table:formula="of:=[.H68]-[.H69]"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928741.8268087" calcext:value-type="float">
            <text:p>39928741.8268087</text:p>
          </table:table-cell>
          <table:table-cell table:style-name="ce1" table:formula="of:=[.B69]-[.B70]" office:value-type="float" office:value="1465.57222185284" calcext:value-type="float">
            <text:p>1,465.57</text:p>
          </table:table-cell>
          <table:table-cell table:style-name="ce1" office:value-type="float" office:value="60" calcext:value-type="float">
            <text:p>60.00</text:p>
          </table:table-cell>
          <table:table-cell table:style-name="ce1" office:value-type="float" office:value="1847.506" calcext:value-type="float">
            <text:p>1,847.51</text:p>
          </table:table-cell>
          <table:table-cell office:value-type="float" office:value="39921341.719542" calcext:value-type="float">
            <text:p>39921341.719542</text:p>
          </table:table-cell>
          <table:table-cell table:style-name="ce1" table:formula="of:=[.F69]-[.F70]" office:value-type="float" office:value="2701.45100776106" calcext:value-type="float">
            <text:p>2,701.45</text:p>
          </table:table-cell>
          <table:table-cell office:value-type="float" office:value="39922766" calcext:value-type="float">
            <text:p>39922766</text:p>
          </table:table-cell>
          <table:table-cell table:formula="of:=[.H69]-[.H70]"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926963.7109806" calcext:value-type="float">
            <text:p>39926963.7109806</text:p>
          </table:table-cell>
          <table:table-cell table:style-name="ce1" table:formula="of:=[.B70]-[.B71]" office:value-type="float" office:value="1778.11582805961" calcext:value-type="float">
            <text:p>1,778.12</text:p>
          </table:table-cell>
          <table:table-cell table:style-name="ce1" office:value-type="float" office:value="7" calcext:value-type="float">
            <text:p>7.00</text:p>
          </table:table-cell>
          <table:table-cell table:style-name="ce1" office:value-type="float" office:value="2233.578" calcext:value-type="float">
            <text:p>2,233.58</text:p>
          </table:table-cell>
          <table:table-cell office:value-type="float" office:value="39918078.5789844" calcext:value-type="float">
            <text:p>39918078.5789844</text:p>
          </table:table-cell>
          <table:table-cell table:style-name="ce1" table:formula="of:=[.F70]-[.F71]" office:value-type="float" office:value="3263.1405575648" calcext:value-type="float">
            <text:p>3,263.14</text:p>
          </table:table-cell>
          <table:table-cell office:value-type="float" office:value="39919550" calcext:value-type="float">
            <text:p>39919550</text:p>
          </table:table-cell>
          <table:table-cell table:formula="of:=[.H70]-[.H71]"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924821.0076165" calcext:value-type="float">
            <text:p>39924821.0076165</text:p>
          </table:table-cell>
          <table:table-cell table:style-name="ce1" table:formula="of:=[.B71]-[.B72]" office:value-type="float" office:value="2142.70336414874" calcext:value-type="float">
            <text:p>2,142.70</text:p>
          </table:table-cell>
          <table:table-cell table:style-name="ce1" office:value-type="float" office:value="23" calcext:value-type="float">
            <text:p>23.00</text:p>
          </table:table-cell>
          <table:table-cell table:style-name="ce1" office:value-type="float" office:value="2700.25" calcext:value-type="float">
            <text:p>2,700.25</text:p>
          </table:table-cell>
          <table:table-cell office:value-type="float" office:value="39914166.2803214" calcext:value-type="float">
            <text:p>39914166.2803214</text:p>
          </table:table-cell>
          <table:table-cell table:style-name="ce1" table:formula="of:=[.F71]-[.F72]" office:value-type="float" office:value="3912.29866303504" calcext:value-type="float">
            <text:p>3,912.30</text:p>
          </table:table-cell>
          <table:table-cell office:value-type="float" office:value="39915624" calcext:value-type="float">
            <text:p>39915624</text:p>
          </table:table-cell>
          <table:table-cell table:formula="of:=[.H71]-[.H72]"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9922277.5409889" calcext:value-type="float">
            <text:p>39922277.5409889</text:p>
          </table:table-cell>
          <table:table-cell table:style-name="ce1" table:formula="of:=[.B72]-[.B73]" office:value-type="float" office:value="2543.46662756801" calcext:value-type="float">
            <text:p>2,543.47</text:p>
          </table:table-cell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3264.316" calcext:value-type="float">
            <text:p>3,264.32</text:p>
          </table:table-cell>
          <table:table-cell office:value-type="float" office:value="39909456.9611082" calcext:value-type="float">
            <text:p>39909456.9611082</text:p>
          </table:table-cell>
          <table:table-cell table:style-name="ce1" table:formula="of:=[.F72]-[.F73]" office:value-type="float" office:value="4709.31921318173" calcext:value-type="float">
            <text:p>4,709.32</text:p>
          </table:table-cell>
          <table:table-cell office:value-type="float" office:value="39910827" calcext:value-type="float">
            <text:p>39910827</text:p>
          </table:table-cell>
          <table:table-cell table:formula="of:=[.H72]-[.H73]" office:value-type="float" office:value="4797" calcext:value-type="float">
            <text:p>47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919200.545163" calcext:value-type="float">
            <text:p>39919200.545163</text:p>
          </table:table-cell>
          <table:table-cell table:style-name="ce1" table:formula="of:=[.B73]-[.B74]" office:value-type="float" office:value="3076.99582589418" calcext:value-type="float">
            <text:p>3,077.00</text:p>
          </table:table-cell>
          <table:table-cell table:style-name="ce1" office:value-type="float" office:value="68" calcext:value-type="float">
            <text:p>68.00</text:p>
          </table:table-cell>
          <table:table-cell table:style-name="ce1" office:value-type="float" office:value="3946.05" calcext:value-type="float">
            <text:p>3,946.05</text:p>
          </table:table-cell>
          <table:table-cell office:value-type="float" office:value="39903822.0390593" calcext:value-type="float">
            <text:p>39903822.0390593</text:p>
          </table:table-cell>
          <table:table-cell table:style-name="ce1" table:formula="of:=[.F73]-[.F74]" office:value-type="float" office:value="5634.9220488891" calcext:value-type="float">
            <text:p>5,634.92</text:p>
          </table:table-cell>
          <table:table-cell office:value-type="float" office:value="39904965" calcext:value-type="float">
            <text:p>39904965</text:p>
          </table:table-cell>
          <table:table-cell table:formula="of:=[.H73]-[.H74]"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915521.3869625" calcext:value-type="float">
            <text:p>39915521.3869625</text:p>
          </table:table-cell>
          <table:table-cell table:style-name="ce1" table:formula="of:=[.B74]-[.B75]" office:value-type="float" office:value="3679.15820053965" calcext:value-type="float">
            <text:p>3,679.16</text:p>
          </table:table-cell>
          <table:table-cell table:style-name="ce1" office:value-type="float" office:value="61" calcext:value-type="float">
            <text:p>61.00</text:p>
          </table:table-cell>
          <table:table-cell table:style-name="ce1" office:value-type="float" office:value="2592.149" calcext:value-type="float">
            <text:p>2,592.15</text:p>
          </table:table-cell>
          <table:table-cell office:value-type="float" office:value="39897011.8700796" calcext:value-type="float">
            <text:p>39897011.8700796</text:p>
          </table:table-cell>
          <table:table-cell table:style-name="ce1" table:formula="of:=[.F74]-[.F75]" office:value-type="float" office:value="6810.16897973418" calcext:value-type="float">
            <text:p>6,810.17</text:p>
          </table:table-cell>
          <table:table-cell office:value-type="float" office:value="39900985" calcext:value-type="float">
            <text:p>39900985</text:p>
          </table:table-cell>
          <table:table-cell table:formula="of:=[.H74]-[.H75]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9912836.3149943" calcext:value-type="float">
            <text:p>39912836.3149943</text:p>
          </table:table-cell>
          <table:table-cell table:style-name="ce1" table:formula="of:=[.B75]-[.B76]" office:value-type="float" office:value="2685.07196814567" calcext:value-type="float">
            <text:p>2,685.07</text:p>
          </table:table-cell>
          <table:table-cell table:style-name="ce1" office:value-type="float" office:value="97" calcext:value-type="float">
            <text:p>97.00</text:p>
          </table:table-cell>
          <table:table-cell table:style-name="ce1" office:value-type="float" office:value="2753.208" calcext:value-type="float">
            <text:p>2,753.21</text:p>
          </table:table-cell>
          <table:table-cell office:value-type="float" office:value="39888945.8068588" calcext:value-type="float">
            <text:p>39888945.8068588</text:p>
          </table:table-cell>
          <table:table-cell table:style-name="ce1" table:formula="of:=[.F75]-[.F76]" office:value-type="float" office:value="8066.06322077662" calcext:value-type="float">
            <text:p>8,066.06</text:p>
          </table:table-cell>
          <table:table-cell office:value-type="float" office:value="39896764" calcext:value-type="float">
            <text:p>39896764</text:p>
          </table:table-cell>
          <table:table-cell table:formula="of:=[.H75]-[.H76]" office:value-type="float" office:value="4221" calcext:value-type="float">
            <text:p>42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9910117.9877407" calcext:value-type="float">
            <text:p>39910117.9877407</text:p>
          </table:table-cell>
          <table:table-cell table:style-name="ce1" table:formula="of:=[.B76]-[.B77]" office:value-type="float" office:value="2718.3272536695" calcext:value-type="float">
            <text:p>2,718.33</text:p>
          </table:table-cell>
          <table:table-cell table:style-name="ce1" office:value-type="float" office:value="110" calcext:value-type="float">
            <text:p>110.00</text:p>
          </table:table-cell>
          <table:table-cell table:style-name="ce1" office:value-type="float" office:value="2925.115" calcext:value-type="float">
            <text:p>2,925.12</text:p>
          </table:table-cell>
          <table:table-cell office:value-type="float" office:value="39879263.4281504" calcext:value-type="float">
            <text:p>39879263.4281504</text:p>
          </table:table-cell>
          <table:table-cell table:style-name="ce1" table:formula="of:=[.F76]-[.F77]" office:value-type="float" office:value="9682.37870837003" calcext:value-type="float">
            <text:p>9,682.38</text:p>
          </table:table-cell>
          <table:table-cell office:value-type="float" office:value="39892289" calcext:value-type="float">
            <text:p>39892289</text:p>
          </table:table-cell>
          <table:table-cell table:formula="of:=[.H76]-[.H77]" office:value-type="float" office:value="4475" calcext:value-type="float">
            <text:p>44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9907224.1135335" calcext:value-type="float">
            <text:p>39907224.1135335</text:p>
          </table:table-cell>
          <table:table-cell table:style-name="ce1" table:formula="of:=[.B77]-[.B78]" office:value-type="float" office:value="2893.87420721352" calcext:value-type="float">
            <text:p>2,893.87</text:p>
          </table:table-cell>
          <table:table-cell table:style-name="ce1" office:value-type="float" office:value="144" calcext:value-type="float">
            <text:p>144.00</text:p>
          </table:table-cell>
          <table:table-cell table:style-name="ce1" office:value-type="float" office:value="3106.42" calcext:value-type="float">
            <text:p>3,106.42</text:p>
          </table:table-cell>
          <table:table-cell office:value-type="float" office:value="39867621.9773364" calcext:value-type="float">
            <text:p>39867621.9773364</text:p>
          </table:table-cell>
          <table:table-cell table:style-name="ce1" table:formula="of:=[.F77]-[.F78]" office:value-type="float" office:value="11641.4508139938" calcext:value-type="float">
            <text:p>11,641.45</text:p>
          </table:table-cell>
          <table:table-cell office:value-type="float" office:value="39887544" calcext:value-type="float">
            <text:p>39887544</text:p>
          </table:table-cell>
          <table:table-cell table:formula="of:=[.H77]-[.H78]"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904149.4702132" calcext:value-type="float">
            <text:p>39904149.4702132</text:p>
          </table:table-cell>
          <table:table-cell table:style-name="ce1" table:formula="of:=[.B78]-[.B79]" office:value-type="float" office:value="3074.64332024008" calcext:value-type="float">
            <text:p>3,074.64</text:p>
          </table:table-cell>
          <table:table-cell table:style-name="ce1" office:value-type="float" office:value="161" calcext:value-type="float">
            <text:p>161.00</text:p>
          </table:table-cell>
          <table:table-cell table:style-name="ce1" office:value-type="float" office:value="3300.545" calcext:value-type="float">
            <text:p>3,300.55</text:p>
          </table:table-cell>
          <table:table-cell office:value-type="float" office:value="39853633.4074687" calcext:value-type="float">
            <text:p>39853633.4074687</text:p>
          </table:table-cell>
          <table:table-cell table:style-name="ce1" table:formula="of:=[.F78]-[.F79]" office:value-type="float" office:value="13988.5698677599" calcext:value-type="float">
            <text:p>13,988.57</text:p>
          </table:table-cell>
          <table:table-cell office:value-type="float" office:value="39882512" calcext:value-type="float">
            <text:p>39882512</text:p>
          </table:table-cell>
          <table:table-cell table:formula="of:=[.H78]-[.H79]" office:value-type="float" office:value="5032" calcext:value-type="float">
            <text:p>50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900893.9963164" calcext:value-type="float">
            <text:p>39900893.9963164</text:p>
          </table:table-cell>
          <table:table-cell table:style-name="ce1" table:formula="of:=[.B79]-[.B80]" office:value-type="float" office:value="3255.47389678657" calcext:value-type="float">
            <text:p>3,255.47</text:p>
          </table:table-cell>
          <table:table-cell table:style-name="ce1" office:value-type="float" office:value="174" calcext:value-type="float">
            <text:p>174.00</text:p>
          </table:table-cell>
          <table:table-cell table:style-name="ce1" office:value-type="float" office:value="3506.412" calcext:value-type="float">
            <text:p>3,506.41</text:p>
          </table:table-cell>
          <table:table-cell office:value-type="float" office:value="39836875.3209662" calcext:value-type="float">
            <text:p>39836875.3209662</text:p>
          </table:table-cell>
          <table:table-cell table:style-name="ce1" table:formula="of:=[.F79]-[.F80]" office:value-type="float" office:value="16758.0865025073" calcext:value-type="float">
            <text:p>16,758.09</text:p>
          </table:table-cell>
          <table:table-cell office:value-type="float" office:value="39877175" calcext:value-type="float">
            <text:p>39877175</text:p>
          </table:table-cell>
          <table:table-cell table:formula="of:=[.H79]-[.H80]" office:value-type="float" office:value="5337" calcext:value-type="float">
            <text:p>53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897437.2721713" calcext:value-type="float">
            <text:p>39897437.2721713</text:p>
          </table:table-cell>
          <table:table-cell table:style-name="ce1" table:formula="of:=[.B80]-[.B81]" office:value-type="float" office:value="3456.72414516658" calcext:value-type="float">
            <text:p>3,456.72</text:p>
          </table:table-cell>
          <table:table-cell table:style-name="ce1" office:value-type="float" office:value="216" calcext:value-type="float">
            <text:p>216.00</text:p>
          </table:table-cell>
          <table:table-cell table:style-name="ce1" office:value-type="float" office:value="3725.005" calcext:value-type="float">
            <text:p>3,725.01</text:p>
          </table:table-cell>
          <table:table-cell office:value-type="float" office:value="39816748.0997262" calcext:value-type="float">
            <text:p>39816748.0997262</text:p>
          </table:table-cell>
          <table:table-cell table:style-name="ce1" table:formula="of:=[.F80]-[.F81]" office:value-type="float" office:value="20127.2212399617" calcext:value-type="float">
            <text:p>20,127.22</text:p>
          </table:table-cell>
          <table:table-cell office:value-type="float" office:value="39871514" calcext:value-type="float">
            <text:p>39871514</text:p>
          </table:table-cell>
          <table:table-cell table:formula="of:=[.H80]-[.H81]" office:value-type="float" office:value="5661" calcext:value-type="float">
            <text:p>56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9893762.949235" calcext:value-type="float">
            <text:p>39893762.949235</text:p>
          </table:table-cell>
          <table:table-cell table:style-name="ce1" table:formula="of:=[.B81]-[.B82]" office:value-type="float" office:value="3674.32293628901" calcext:value-type="float">
            <text:p>3,674.32</text:p>
          </table:table-cell>
          <table:table-cell table:style-name="ce1" office:value-type="float" office:value="261" calcext:value-type="float">
            <text:p>261.00</text:p>
          </table:table-cell>
          <table:table-cell table:style-name="ce1" office:value-type="float" office:value="3957.14" calcext:value-type="float">
            <text:p>3,957.14</text:p>
          </table:table-cell>
          <table:table-cell office:value-type="float" office:value="39792667.9063087" calcext:value-type="float">
            <text:p>39792667.9063087</text:p>
          </table:table-cell>
          <table:table-cell table:style-name="ce1" table:formula="of:=[.F81]-[.F82]" office:value-type="float" office:value="24080.1934174672" calcext:value-type="float">
            <text:p>24,080.19</text:p>
          </table:table-cell>
          <table:table-cell office:value-type="float" office:value="39865510" calcext:value-type="float">
            <text:p>39865510</text:p>
          </table:table-cell>
          <table:table-cell table:formula="of:=[.H81]-[.H82]"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889871.0275076" calcext:value-type="float">
            <text:p>39889871.0275076</text:p>
          </table:table-cell>
          <table:table-cell table:style-name="ce1" table:formula="of:=[.B82]-[.B83]" office:value-type="float" office:value="3891.9217274189" calcext:value-type="float">
            <text:p>3,891.92</text:p>
          </table:table-cell>
          <table:table-cell table:style-name="ce1" office:value-type="float" office:value="307" calcext:value-type="float">
            <text:p>307.00</text:p>
          </table:table-cell>
          <table:table-cell table:style-name="ce1" office:value-type="float" office:value="4203.642" calcext:value-type="float">
            <text:p>4,203.64</text:p>
          </table:table-cell>
          <table:table-cell office:value-type="float" office:value="39763761.4357419" calcext:value-type="float">
            <text:p>39763761.4357419</text:p>
          </table:table-cell>
          <table:table-cell table:style-name="ce1" table:formula="of:=[.F82]-[.F83]" office:value-type="float" office:value="28906.4705668017" calcext:value-type="float">
            <text:p>28,906.47</text:p>
          </table:table-cell>
          <table:table-cell office:value-type="float" office:value="39859142" calcext:value-type="float">
            <text:p>39859142</text:p>
          </table:table-cell>
          <table:table-cell table:formula="of:=[.H82]-[.H83]"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885770.1245096" calcext:value-type="float">
            <text:p>39885770.1245096</text:p>
          </table:table-cell>
          <table:table-cell table:style-name="ce1" table:formula="of:=[.B83]-[.B84]" office:value-type="float" office:value="4100.90299794078" calcext:value-type="float">
            <text:p>4,100.90</text:p>
          </table:table-cell>
          <table:table-cell table:style-name="ce1" office:value-type="float" office:value="389" calcext:value-type="float">
            <text:p>389.00</text:p>
          </table:table-cell>
          <table:table-cell table:style-name="ce1" office:value-type="float" office:value="4465.386" calcext:value-type="float">
            <text:p>4,465.39</text:p>
          </table:table-cell>
          <table:table-cell office:value-type="float" office:value="39729189.3574464" calcext:value-type="float">
            <text:p>39729189.3574464</text:p>
          </table:table-cell>
          <table:table-cell table:style-name="ce1" table:formula="of:=[.F83]-[.F84]" office:value-type="float" office:value="34572.0782955512" calcext:value-type="float">
            <text:p>34,572.08</text:p>
          </table:table-cell>
          <table:table-cell office:value-type="float" office:value="39852388" calcext:value-type="float">
            <text:p>39852388</text:p>
          </table:table-cell>
          <table:table-cell table:formula="of:=[.H83]-[.H84]" office:value-type="float" office:value="6754" calcext:value-type="float">
            <text:p>67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9881358.3189881" calcext:value-type="float">
            <text:p>39881358.3189881</text:p>
          </table:table-cell>
          <table:table-cell table:style-name="ce1" table:formula="of:=[.B84]-[.B85]" office:value-type="float" office:value="4411.80552151799" calcext:value-type="float">
            <text:p>4,411.81</text:p>
          </table:table-cell>
          <table:table-cell table:style-name="ce1" office:value-type="float" office:value="404" calcext:value-type="float">
            <text:p>404.00</text:p>
          </table:table-cell>
          <table:table-cell table:style-name="ce1" office:value-type="float" office:value="4743.301" calcext:value-type="float">
            <text:p>4,743.30</text:p>
          </table:table-cell>
          <table:table-cell office:value-type="float" office:value="39687734.3908821" calcext:value-type="float">
            <text:p>39687734.3908821</text:p>
          </table:table-cell>
          <table:table-cell table:style-name="ce1" table:formula="of:=[.F84]-[.F85]" office:value-type="float" office:value="41454.9665642604" calcext:value-type="float">
            <text:p>41,454.97</text:p>
          </table:table-cell>
          <table:table-cell office:value-type="float" office:value="39845223" calcext:value-type="float">
            <text:p>39845223</text:p>
          </table:table-cell>
          <table:table-cell table:formula="of:=[.H84]-[.H85]" office:value-type="float" office:value="7165" calcext:value-type="float">
            <text:p>71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876702.0469354" calcext:value-type="float">
            <text:p>39876702.0469354</text:p>
          </table:table-cell>
          <table:table-cell table:style-name="ce1" table:formula="of:=[.B85]-[.B86]" office:value-type="float" office:value="4656.27205274254" calcext:value-type="float">
            <text:p>4,656.27</text:p>
          </table:table-cell>
          <table:table-cell table:style-name="ce1" office:value-type="float" office:value="539" calcext:value-type="float">
            <text:p>539.00</text:p>
          </table:table-cell>
          <table:table-cell table:style-name="ce1" office:value-type="float" office:value="5038.311" calcext:value-type="float">
            <text:p>5,038.31</text:p>
          </table:table-cell>
          <table:table-cell office:value-type="float" office:value="39638175.3261115" calcext:value-type="float">
            <text:p>39638175.3261115</text:p>
          </table:table-cell>
          <table:table-cell table:style-name="ce1" table:formula="of:=[.F85]-[.F86]" office:value-type="float" office:value="49559.0647705793" calcext:value-type="float">
            <text:p>49,559.06</text:p>
          </table:table-cell>
          <table:table-cell office:value-type="float" office:value="39837625" calcext:value-type="float">
            <text:p>39837625</text:p>
          </table:table-cell>
          <table:table-cell table:formula="of:=[.H85]-[.H86]" office:value-type="float" office:value="7598" calcext:value-type="float">
            <text:p>75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871781.7328823" calcext:value-type="float">
            <text:p>39871781.7328823</text:p>
          </table:table-cell>
          <table:table-cell table:style-name="ce1" table:formula="of:=[.B86]-[.B87]" office:value-type="float" office:value="4920.31405303627" calcext:value-type="float">
            <text:p>4,920.31</text:p>
          </table:table-cell>
          <table:table-cell table:style-name="ce1" office:value-type="float" office:value="877" calcext:value-type="float">
            <text:p>877.00</text:p>
          </table:table-cell>
          <table:table-cell table:style-name="ce1" office:value-type="float" office:value="5351.575" calcext:value-type="float">
            <text:p>5,351.58</text:p>
          </table:table-cell>
          <table:table-cell office:value-type="float" office:value="39578860.1263614" calcext:value-type="float">
            <text:p>39578860.1263614</text:p>
          </table:table-cell>
          <table:table-cell table:style-name="ce1" table:formula="of:=[.F86]-[.F87]" office:value-type="float" office:value="59315.199750118" calcext:value-type="float">
            <text:p>59,315.20</text:p>
          </table:table-cell>
          <table:table-cell office:value-type="float" office:value="39829564" calcext:value-type="float">
            <text:p>39829564</text:p>
          </table:table-cell>
          <table:table-cell table:formula="of:=[.H86]-[.H87]" office:value-type="float" office:value="8061" calcext:value-type="float">
            <text:p>80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866566.4668337" calcext:value-type="float">
            <text:p>39866566.4668337</text:p>
          </table:table-cell>
          <table:table-cell table:style-name="ce1" table:formula="of:=[.B87]-[.B88]" office:value-type="float" office:value="5215.26604860276" calcext:value-type="float">
            <text:p>5,215.27</text:p>
          </table:table-cell>
          <table:table-cell table:style-name="ce1" office:value-type="float" office:value="854" calcext:value-type="float">
            <text:p>854.00</text:p>
          </table:table-cell>
          <table:table-cell table:style-name="ce1" office:value-type="float" office:value="5684.135" calcext:value-type="float">
            <text:p>5,684.14</text:p>
          </table:table-cell>
          <table:table-cell office:value-type="float" office:value="39507990.4716875" calcext:value-type="float">
            <text:p>39507990.4716875</text:p>
          </table:table-cell>
          <table:table-cell table:style-name="ce1" table:formula="of:=[.F87]-[.F88]" office:value-type="float" office:value="70869.6546739265" calcext:value-type="float">
            <text:p>70,869.65</text:p>
          </table:table-cell>
          <table:table-cell office:value-type="float" office:value="39821015" calcext:value-type="float">
            <text:p>39821015</text:p>
          </table:table-cell>
          <table:table-cell table:formula="of:=[.H87]-[.H88]" office:value-type="float" office:value="8549" calcext:value-type="float">
            <text:p>85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861034.8638249" calcext:value-type="float">
            <text:p>39861034.8638249</text:p>
          </table:table-cell>
          <table:table-cell table:style-name="ce1" table:formula="of:=[.B88]-[.B89]" office:value-type="float" office:value="5531.60300886631" calcext:value-type="float">
            <text:p>5,531.60</text:p>
          </table:table-cell>
          <table:table-cell table:style-name="ce1" office:value-type="float" office:value="651" calcext:value-type="float">
            <text:p>651.00</text:p>
          </table:table-cell>
          <table:table-cell table:style-name="ce1" office:value-type="float" office:value="6037.147" calcext:value-type="float">
            <text:p>6,037.15</text:p>
          </table:table-cell>
          <table:table-cell office:value-type="float" office:value="39423390.7124069" calcext:value-type="float">
            <text:p>39423390.7124069</text:p>
          </table:table-cell>
          <table:table-cell table:style-name="ce1" table:formula="of:=[.F88]-[.F89]" office:value-type="float" office:value="84599.759280622" calcext:value-type="float">
            <text:p>84,599.76</text:p>
          </table:table-cell>
          <table:table-cell office:value-type="float" office:value="39811947" calcext:value-type="float">
            <text:p>39811947</text:p>
          </table:table-cell>
          <table:table-cell table:formula="of:=[.H88]-[.H89]" office:value-type="float" office:value="9068" calcext:value-type="float">
            <text:p>90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855166.0766182" calcext:value-type="float">
            <text:p>39855166.0766182</text:p>
          </table:table-cell>
          <table:table-cell table:style-name="ce1" table:formula="of:=[.B89]-[.B90]" office:value-type="float" office:value="5868.78720670193" calcext:value-type="float">
            <text:p>5,868.79</text:p>
          </table:table-cell>
          <table:table-cell table:style-name="ce1" office:value-type="float" office:value="701" calcext:value-type="float">
            <text:p>701.00</text:p>
          </table:table-cell>
          <table:table-cell table:style-name="ce1" office:value-type="float" office:value="6411.851" calcext:value-type="float">
            <text:p>6,411.85</text:p>
          </table:table-cell>
          <table:table-cell office:value-type="float" office:value="39322427.1155293" calcext:value-type="float">
            <text:p>39322427.1155293</text:p>
          </table:table-cell>
          <table:table-cell table:style-name="ce1" table:formula="of:=[.F89]-[.F90]" office:value-type="float" office:value="100963.596877605" calcext:value-type="float">
            <text:p>100,963.60</text:p>
          </table:table-cell>
          <table:table-cell office:value-type="float" office:value="39802328" calcext:value-type="float">
            <text:p>39802328</text:p>
          </table:table-cell>
          <table:table-cell table:formula="of:=[.H89]-[.H90]" office:value-type="float" office:value="9619" calcext:value-type="float">
            <text:p>96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848939.257976" calcext:value-type="float">
            <text:p>39848939.257976</text:p>
          </table:table-cell>
          <table:table-cell table:style-name="ce1" table:formula="of:=[.B90]-[.B91]" office:value-type="float" office:value="6226.81864210218" calcext:value-type="float">
            <text:p>6,226.82</text:p>
          </table:table-cell>
          <table:table-cell table:style-name="ce1" office:value-type="float" office:value="1155" calcext:value-type="float">
            <text:p>1,155.00</text:p>
          </table:table-cell>
          <table:table-cell table:style-name="ce1" office:value-type="float" office:value="6809.55" calcext:value-type="float">
            <text:p>6,809.55</text:p>
          </table:table-cell>
          <table:table-cell office:value-type="float" office:value="39202282.6843467" calcext:value-type="float">
            <text:p>39202282.6843467</text:p>
          </table:table-cell>
          <table:table-cell table:style-name="ce1" table:formula="of:=[.F90]-[.F91]" office:value-type="float" office:value="120144.431182623" calcext:value-type="float">
            <text:p>120,144.43</text:p>
          </table:table-cell>
          <table:table-cell office:value-type="float" office:value="39792126" calcext:value-type="float">
            <text:p>39792126</text:p>
          </table:table-cell>
          <table:table-cell table:formula="of:=[.H90]-[.H91]" office:value-type="float" office:value="10202" calcext:value-type="float">
            <text:p>102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842332.8525112" calcext:value-type="float">
            <text:p>39842332.8525112</text:p>
          </table:table-cell>
          <table:table-cell table:style-name="ce1" table:formula="of:=[.B91]-[.B92]" office:value-type="float" office:value="6606.40546486527" calcext:value-type="float">
            <text:p>6,606.41</text:p>
          </table:table-cell>
          <table:table-cell table:style-name="ce1" office:value-type="float" office:value="1161" calcext:value-type="float">
            <text:p>1,161.00</text:p>
          </table:table-cell>
          <table:table-cell table:style-name="ce1" office:value-type="float" office:value="7231.621" calcext:value-type="float">
            <text:p>7,231.62</text:p>
          </table:table-cell>
          <table:table-cell office:value-type="float" office:value="39059235.2281677" calcext:value-type="float">
            <text:p>39059235.2281677</text:p>
          </table:table-cell>
          <table:table-cell table:style-name="ce1" table:formula="of:=[.F91]-[.F92]" office:value-type="float" office:value="143047.456178904" calcext:value-type="float">
            <text:p>143,047.46</text:p>
          </table:table-cell>
          <table:table-cell office:value-type="float" office:value="39781305" calcext:value-type="float">
            <text:p>39781305</text:p>
          </table:table-cell>
          <table:table-cell table:formula="of:=[.H91]-[.H92]" office:value-type="float" office:value="10821" calcext:value-type="float">
            <text:p>108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9835320.5846207" calcext:value-type="float">
            <text:p>39835320.5846207</text:p>
          </table:table-cell>
          <table:table-cell table:style-name="ce1" table:formula="of:=[.B92]-[.B93]" office:value-type="float" office:value="7012.26789045334" calcext:value-type="float">
            <text:p>7,012.27</text:p>
          </table:table-cell>
          <table:table-cell table:style-name="ce1" office:value-type="float" office:value="1234" calcext:value-type="float">
            <text:p>1,234.00</text:p>
          </table:table-cell>
          <table:table-cell table:style-name="ce1" office:value-type="float" office:value="7679.522" calcext:value-type="float">
            <text:p>7,679.52</text:p>
          </table:table-cell>
          <table:table-cell office:value-type="float" office:value="38889627.3766402" calcext:value-type="float">
            <text:p>38889627.3766402</text:p>
          </table:table-cell>
          <table:table-cell table:style-name="ce1" table:formula="of:=[.F92]-[.F93]" office:value-type="float" office:value="169607.851527557" calcext:value-type="float">
            <text:p>169,607.85</text:p>
          </table:table-cell>
          <table:table-cell office:value-type="float" office:value="39769828" calcext:value-type="float">
            <text:p>39769828</text:p>
          </table:table-cell>
          <table:table-cell table:formula="of:=[.H92]-[.H93]" office:value-type="float" office:value="11477" calcext:value-type="float">
            <text:p>114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827878.6633377" calcext:value-type="float">
            <text:p>39827878.6633377</text:p>
          </table:table-cell>
          <table:table-cell table:style-name="ce1" table:formula="of:=[.B93]-[.B94]" office:value-type="float" office:value="7441.92128302902" calcext:value-type="float">
            <text:p>7,441.92</text:p>
          </table:table-cell>
          <table:table-cell table:style-name="ce1" office:value-type="float" office:value="1374" calcext:value-type="float">
            <text:p>1,374.00</text:p>
          </table:table-cell>
          <table:table-cell table:style-name="ce1" office:value-type="float" office:value="8154.788" calcext:value-type="float">
            <text:p>8,154.79</text:p>
          </table:table-cell>
          <table:table-cell office:value-type="float" office:value="38688494.738678" calcext:value-type="float">
            <text:p>38688494.738678</text:p>
          </table:table-cell>
          <table:table-cell table:style-name="ce1" table:formula="of:=[.F93]-[.F94]" office:value-type="float" office:value="201132.637962192" calcext:value-type="float">
            <text:p>201,132.64</text:p>
          </table:table-cell>
          <table:table-cell office:value-type="float" office:value="39757654" calcext:value-type="float">
            <text:p>39757654</text:p>
          </table:table-cell>
          <table:table-cell table:formula="of:=[.H93]-[.H94]" office:value-type="float" office:value="12174" calcext:value-type="float">
            <text:p>121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819984.0345414" calcext:value-type="float">
            <text:p>39819984.0345414</text:p>
          </table:table-cell>
          <table:table-cell table:style-name="ce1" table:formula="of:=[.B94]-[.B95]" office:value-type="float" office:value="7894.62879634649" calcext:value-type="float">
            <text:p>7,894.63</text:p>
          </table:table-cell>
          <table:table-cell table:style-name="ce1" office:value-type="float" office:value="1379" calcext:value-type="float">
            <text:p>1,379.00</text:p>
          </table:table-cell>
          <table:table-cell table:style-name="ce1" office:value-type="float" office:value="8659.046" calcext:value-type="float">
            <text:p>8,659.05</text:p>
          </table:table-cell>
          <table:table-cell office:value-type="float" office:value="38450888.4805594" calcext:value-type="float">
            <text:p>38450888.4805594</text:p>
          </table:table-cell>
          <table:table-cell table:style-name="ce1" table:formula="of:=[.F94]-[.F95]" office:value-type="float" office:value="237606.258118644" calcext:value-type="float">
            <text:p>237,606.26</text:p>
          </table:table-cell>
          <table:table-cell office:value-type="float" office:value="39744743" calcext:value-type="float">
            <text:p>39744743</text:p>
          </table:table-cell>
          <table:table-cell table:formula="of:=[.H94]-[.H95]" office:value-type="float" office:value="12911" calcext:value-type="float">
            <text:p>129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811613.644111" calcext:value-type="float">
            <text:p>39811613.644111</text:p>
          </table:table-cell>
          <table:table-cell table:style-name="ce1" table:formula="of:=[.B95]-[.B96]" office:value-type="float" office:value="8370.39043038338" calcext:value-type="float">
            <text:p>8,370.39</text:p>
          </table:table-cell>
          <table:table-cell table:style-name="ce1" office:value-type="float" office:value="1227" calcext:value-type="float">
            <text:p>1,227.00</text:p>
          </table:table-cell>
          <table:table-cell table:style-name="ce1" office:value-type="float" office:value="9194.005" calcext:value-type="float">
            <text:p>9,194.01</text:p>
          </table:table-cell>
          <table:table-cell office:value-type="float" office:value="38171244.5703655" calcext:value-type="float">
            <text:p>38171244.5703655</text:p>
          </table:table-cell>
          <table:table-cell table:style-name="ce1" table:formula="of:=[.F95]-[.F96]" office:value-type="float" office:value="279643.910193875" calcext:value-type="float">
            <text:p>279,643.91</text:p>
          </table:table-cell>
          <table:table-cell office:value-type="float" office:value="39731050" calcext:value-type="float">
            <text:p>39731050</text:p>
          </table:table-cell>
          <table:table-cell table:formula="of:=[.H95]-[.H96]" office:value-type="float" office:value="13693" calcext:value-type="float">
            <text:p>136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802743.9959847" calcext:value-type="float">
            <text:p>39802743.9959847</text:p>
          </table:table-cell>
          <table:table-cell table:style-name="ce1" table:formula="of:=[.B96]-[.B97]" office:value-type="float" office:value="8869.64812622964" calcext:value-type="float">
            <text:p>8,869.65</text:p>
          </table:table-cell>
          <table:table-cell table:style-name="ce1" office:value-type="float" office:value="1280" calcext:value-type="float">
            <text:p>1,280.00</text:p>
          </table:table-cell>
          <table:table-cell table:style-name="ce1" office:value-type="float" office:value="9761.48" calcext:value-type="float">
            <text:p>9,761.48</text:p>
          </table:table-cell>
          <table:table-cell office:value-type="float" office:value="37842974.637685" calcext:value-type="float">
            <text:p>37842974.637685</text:p>
          </table:table-cell>
          <table:table-cell table:style-name="ce1" table:formula="of:=[.F96]-[.F97]" office:value-type="float" office:value="328269.93268045" calcext:value-type="float">
            <text:p>328,269.93</text:p>
          </table:table-cell>
          <table:table-cell office:value-type="float" office:value="39716529" calcext:value-type="float">
            <text:p>39716529</text:p>
          </table:table-cell>
          <table:table-cell table:formula="of:=[.H96]-[.H97]" office:value-type="float" office:value="14521" calcext:value-type="float">
            <text:p>145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793336.6845015" calcext:value-type="float">
            <text:p>39793336.6845015</text:p>
          </table:table-cell>
          <table:table-cell table:style-name="ce1" table:formula="of:=[.B97]-[.B98]" office:value-type="float" office:value="9407.31148324162" calcext:value-type="float">
            <text:p>9,407.31</text:p>
          </table:table-cell>
          <table:table-cell table:style-name="ce1" office:value-type="float" office:value="1208" calcext:value-type="float">
            <text:p>1,208.00</text:p>
          </table:table-cell>
          <table:table-cell table:style-name="ce1" office:value-type="float" office:value="10363.38" calcext:value-type="float">
            <text:p>10,363.38</text:p>
          </table:table-cell>
          <table:table-cell office:value-type="float" office:value="37459609.1014006" calcext:value-type="float">
            <text:p>37459609.1014006</text:p>
          </table:table-cell>
          <table:table-cell table:style-name="ce1" table:formula="of:=[.F97]-[.F98]" office:value-type="float" office:value="383365.536284402" calcext:value-type="float">
            <text:p>383,365.54</text:p>
          </table:table-cell>
          <table:table-cell office:value-type="float" office:value="39701129" calcext:value-type="float">
            <text:p>39701129</text:p>
          </table:table-cell>
          <table:table-cell table:formula="of:=[.H97]-[.H98]" office:value-type="float" office:value="15400" calcext:value-type="float">
            <text:p>154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783355.5542714" calcext:value-type="float">
            <text:p>39783355.5542714</text:p>
          </table:table-cell>
          <table:table-cell table:style-name="ce1" table:formula="of:=[.B98]-[.B99]" office:value-type="float" office:value="9981.13023010641" calcext:value-type="float">
            <text:p>9,981.13</text:p>
          </table:table-cell>
          <table:table-cell table:style-name="ce1" office:value-type="float" office:value="1256" calcext:value-type="float">
            <text:p>1,256.00</text:p>
          </table:table-cell>
          <table:table-cell table:style-name="ce1" office:value-type="float" office:value="11001.7" calcext:value-type="float">
            <text:p>11,001.70</text:p>
          </table:table-cell>
          <table:table-cell office:value-type="float" office:value="37013739.0137167" calcext:value-type="float">
            <text:p>37013739.0137167</text:p>
          </table:table-cell>
          <table:table-cell table:style-name="ce1" table:formula="of:=[.F98]-[.F99]" office:value-type="float" office:value="445870.087683968" calcext:value-type="float">
            <text:p>445,870.09</text:p>
          </table:table-cell>
          <table:table-cell office:value-type="float" office:value="39684798" calcext:value-type="float">
            <text:p>39684798</text:p>
          </table:table-cell>
          <table:table-cell table:formula="of:=[.H98]-[.H99]" office:value-type="float" office:value="16331" calcext:value-type="float">
            <text:p>163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772770.0340061" calcext:value-type="float">
            <text:p>39772770.0340061</text:p>
          </table:table-cell>
          <table:table-cell table:style-name="ce1" table:formula="of:=[.B99]-[.B100]" office:value-type="float" office:value="10585.5202653259" calcext:value-type="float">
            <text:p>10,585.52</text:p>
          </table:table-cell>
          <table:table-cell table:style-name="ce1" office:value-type="float" office:value="1503" calcext:value-type="float">
            <text:p>1,503.00</text:p>
          </table:table-cell>
          <table:table-cell table:style-name="ce1" office:value-type="float" office:value="11678.58" calcext:value-type="float">
            <text:p>11,678.58</text:p>
          </table:table-cell>
          <table:table-cell office:value-type="float" office:value="36497634.6424983" calcext:value-type="float">
            <text:p>36497634.6424983</text:p>
          </table:table-cell>
          <table:table-cell table:style-name="ce1" table:formula="of:=[.F99]-[.F100]" office:value-type="float" office:value="516104.371218391" calcext:value-type="float">
            <text:p>516,104.37</text:p>
          </table:table-cell>
          <table:table-cell office:value-type="float" office:value="39667482" calcext:value-type="float">
            <text:p>39667482</text:p>
          </table:table-cell>
          <table:table-cell table:formula="of:=[.H99]-[.H100]" office:value-type="float" office:value="17316" calcext:value-type="float">
            <text:p>173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761549.5524172" calcext:value-type="float">
            <text:p>39761549.5524172</text:p>
          </table:table-cell>
          <table:table-cell table:style-name="ce1" table:formula="of:=[.B100]-[.B101]" office:value-type="float" office:value="11220.4815888554" calcext:value-type="float">
            <text:p>11,220.48</text:p>
          </table:table-cell>
          <table:table-cell table:style-name="ce1" office:value-type="float" office:value="1148" calcext:value-type="float">
            <text:p>1,148.00</text:p>
          </table:table-cell>
          <table:table-cell table:style-name="ce1" office:value-type="float" office:value="12396.24" calcext:value-type="float">
            <text:p>12,396.24</text:p>
          </table:table-cell>
          <table:table-cell office:value-type="float" office:value="35904768.5569393" calcext:value-type="float">
            <text:p>35904768.5569393</text:p>
          </table:table-cell>
          <table:table-cell table:style-name="ce1" table:formula="of:=[.F100]-[.F101]" office:value-type="float" office:value="592866.085558973" calcext:value-type="float">
            <text:p>592,866.09</text:p>
          </table:table-cell>
          <table:table-cell office:value-type="float" office:value="39649123" calcext:value-type="float">
            <text:p>39649123</text:p>
          </table:table-cell>
          <table:table-cell table:formula="of:=[.H100]-[.H101]" office:value-type="float" office:value="18359" calcext:value-type="float">
            <text:p>183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9749663.5382165" calcext:value-type="float">
            <text:p>39749663.5382165</text:p>
          </table:table-cell>
          <table:table-cell table:style-name="ce1" table:formula="of:=[.B101]-[.B102]" office:value-type="float" office:value="11886.0142007321" calcext:value-type="float">
            <text:p>11,886.01</text:p>
          </table:table-cell>
          <table:table-cell table:style-name="ce1" office:value-type="float" office:value="1175" calcext:value-type="float">
            <text:p>1,175.00</text:p>
          </table:table-cell>
          <table:table-cell table:style-name="ce1" office:value-type="float" office:value="13157.02" calcext:value-type="float">
            <text:p>13,157.02</text:p>
          </table:table-cell>
          <table:table-cell office:value-type="float" office:value="35227939.7196121" calcext:value-type="float">
            <text:p>35227939.7196121</text:p>
          </table:table-cell>
          <table:table-cell table:style-name="ce1" table:formula="of:=[.F101]-[.F102]" office:value-type="float" office:value="676828.837327175" calcext:value-type="float">
            <text:p>676,828.84</text:p>
          </table:table-cell>
          <table:table-cell office:value-type="float" office:value="39629657" calcext:value-type="float">
            <text:p>39629657</text:p>
          </table:table-cell>
          <table:table-cell table:formula="of:=[.H101]-[.H102]" office:value-type="float" office:value="19466" calcext:value-type="float">
            <text:p>194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9737038.8710071" calcext:value-type="float">
            <text:p>39737038.8710071</text:p>
          </table:table-cell>
          <table:table-cell table:style-name="ce1" table:formula="of:=[.B102]-[.B103]" office:value-type="float" office:value="12624.6672094166" calcext:value-type="float">
            <text:p>12,624.67</text:p>
          </table:table-cell>
          <table:table-cell table:style-name="ce1" office:value-type="float" office:value="1055" calcext:value-type="float">
            <text:p>1,055.00</text:p>
          </table:table-cell>
          <table:table-cell table:style-name="ce1" office:value-type="float" office:value="13963.39" calcext:value-type="float">
            <text:p>13,963.39</text:p>
          </table:table-cell>
          <table:table-cell office:value-type="float" office:value="34461707.6807129" calcext:value-type="float">
            <text:p>34461707.6807129</text:p>
          </table:table-cell>
          <table:table-cell table:style-name="ce1" table:formula="of:=[.F102]-[.F103]" office:value-type="float" office:value="766232.038899183" calcext:value-type="float">
            <text:p>766,232.04</text:p>
          </table:table-cell>
          <table:table-cell office:value-type="float" office:value="39609022" calcext:value-type="float">
            <text:p>39609022</text:p>
          </table:table-cell>
          <table:table-cell table:formula="of:=[.H102]-[.H103]" office:value-type="float" office:value="20635" calcext:value-type="float">
            <text:p>206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9723698.2525639" calcext:value-type="float">
            <text:p>39723698.2525639</text:p>
          </table:table-cell>
          <table:table-cell table:style-name="ce1" table:formula="of:=[.B103]-[.B104]" office:value-type="float" office:value="13340.6184431762" calcext:value-type="float">
            <text:p>13,340.62</text:p>
          </table:table-cell>
          <table:table-cell table:style-name="ce1" office:value-type="float" office:value="902" calcext:value-type="float">
            <text:p>902.00</text:p>
          </table:table-cell>
          <table:table-cell table:style-name="ce1" office:value-type="float" office:value="14817.95" calcext:value-type="float">
            <text:p>14,817.95</text:p>
          </table:table-cell>
          <table:table-cell office:value-type="float" office:value="33603141.57315" calcext:value-type="float">
            <text:p>33603141.57315</text:p>
          </table:table-cell>
          <table:table-cell table:style-name="ce1" table:formula="of:=[.F103]-[.F104]" office:value-type="float" office:value="858566.107562982" calcext:value-type="float">
            <text:p>858,566.11</text:p>
          </table:table-cell>
          <table:table-cell office:value-type="float" office:value="39587148" calcext:value-type="float">
            <text:p>39587148</text:p>
          </table:table-cell>
          <table:table-cell table:formula="of:=[.H103]-[.H104]" office:value-type="float" office:value="21874" calcext:value-type="float">
            <text:p>218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9709541.5791038" calcext:value-type="float">
            <text:p>39709541.5791038</text:p>
          </table:table-cell>
          <table:table-cell table:style-name="ce1" table:formula="of:=[.B104]-[.B105]" office:value-type="float" office:value="14156.6734601036" calcext:value-type="float">
            <text:p>14,156.67</text:p>
          </table:table-cell>
          <table:table-cell table:style-name="ce1" office:value-type="float" office:value="1011" calcext:value-type="float">
            <text:p>1,011.00</text:p>
          </table:table-cell>
          <table:table-cell table:style-name="ce1" office:value-type="float" office:value="15723.41" calcext:value-type="float">
            <text:p>15,723.41</text:p>
          </table:table-cell>
          <table:table-cell office:value-type="float" office:value="32649672.7394787" calcext:value-type="float">
            <text:p>32649672.7394787</text:p>
          </table:table-cell>
          <table:table-cell table:style-name="ce1" table:formula="of:=[.F104]-[.F105]" office:value-type="float" office:value="953468.833671287" calcext:value-type="float">
            <text:p>953,468.83</text:p>
          </table:table-cell>
          <table:table-cell office:value-type="float" office:value="39563963" calcext:value-type="float">
            <text:p>39563963</text:p>
          </table:table-cell>
          <table:table-cell table:formula="of:=[.H104]-[.H105]" office:value-type="float" office:value="23185" calcext:value-type="float">
            <text:p>231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9694533.4588881" calcext:value-type="float">
            <text:p>39694533.4588881</text:p>
          </table:table-cell>
          <table:table-cell table:style-name="ce1" table:formula="of:=[.B105]-[.B106]" office:value-type="float" office:value="15008.1202157214" calcext:value-type="float">
            <text:p>15,008.12</text:p>
          </table:table-cell>
          <table:table-cell table:style-name="ce1" office:value-type="float" office:value="1424" calcext:value-type="float">
            <text:p>1,424.00</text:p>
          </table:table-cell>
          <table:table-cell table:style-name="ce1" office:value-type="float" office:value="16682.63" calcext:value-type="float">
            <text:p>16,682.63</text:p>
          </table:table-cell>
          <table:table-cell office:value-type="float" office:value="31603801.4800671" calcext:value-type="float">
            <text:p>31603801.4800671</text:p>
          </table:table-cell>
          <table:table-cell table:style-name="ce1" table:formula="of:=[.F105]-[.F106]" office:value-type="float" office:value="1045871.25941156" calcext:value-type="float">
            <text:p>1,045,871.26</text:p>
          </table:table-cell>
          <table:table-cell office:value-type="float" office:value="39539392" calcext:value-type="float">
            <text:p>39539392</text:p>
          </table:table-cell>
          <table:table-cell table:formula="of:=[.H105]-[.H106]" office:value-type="float" office:value="24571" calcext:value-type="float">
            <text:p>2457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9678636.5228178" calcext:value-type="float">
            <text:p>39678636.5228178</text:p>
          </table:table-cell>
          <table:table-cell table:style-name="ce1" table:formula="of:=[.B106]-[.B107]" office:value-type="float" office:value="15896.9360702634" calcext:value-type="float">
            <text:p>15,896.94</text:p>
          </table:table-cell>
          <table:table-cell table:style-name="ce1" office:value-type="float" office:value="1349" calcext:value-type="float">
            <text:p>1,349.00</text:p>
          </table:table-cell>
          <table:table-cell table:style-name="ce1" office:value-type="float" office:value="17698.62" calcext:value-type="float">
            <text:p>17,698.62</text:p>
          </table:table-cell>
          <table:table-cell office:value-type="float" office:value="30470501.5150408" calcext:value-type="float">
            <text:p>30470501.5150408</text:p>
          </table:table-cell>
          <table:table-cell table:style-name="ce1" table:formula="of:=[.F106]-[.F107]" office:value-type="float" office:value="1133299.96502628" calcext:value-type="float">
            <text:p>1,133,299.97</text:p>
          </table:table-cell>
          <table:table-cell office:value-type="float" office:value="39513354" calcext:value-type="float">
            <text:p>39513354</text:p>
          </table:table-cell>
          <table:table-cell table:formula="of:=[.H106]-[.H107]" office:value-type="float" office:value="26038" calcext:value-type="float">
            <text:p>260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9661805.5301825" calcext:value-type="float">
            <text:p>39661805.5301825</text:p>
          </table:table-cell>
          <table:table-cell table:style-name="ce1" table:formula="of:=[.B107]-[.B108]" office:value-type="float" office:value="16830.9926352575" calcext:value-type="float">
            <text:p>16,830.99</text:p>
          </table:table-cell>
          <table:table-cell table:style-name="ce1" office:value-type="float" office:value="1035" calcext:value-type="float">
            <text:p>1,035.00</text:p>
          </table:table-cell>
          <table:table-cell table:style-name="ce1" office:value-type="float" office:value="18774.49" calcext:value-type="float">
            <text:p>18,774.49</text:p>
          </table:table-cell>
          <table:table-cell office:value-type="float" office:value="29257436.0110963" calcext:value-type="float">
            <text:p>29257436.0110963</text:p>
          </table:table-cell>
          <table:table-cell table:style-name="ce1" table:formula="of:=[.F107]-[.F108]" office:value-type="float" office:value="1213065.5039445" calcext:value-type="float">
            <text:p>1,213,065.50</text:p>
          </table:table-cell>
          <table:table-cell office:value-type="float" office:value="39485767" calcext:value-type="float">
            <text:p>39485767</text:p>
          </table:table-cell>
          <table:table-cell table:formula="of:=[.H107]-[.H108]" office:value-type="float" office:value="27587" calcext:value-type="float">
            <text:p>275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643974.7263221" calcext:value-type="float">
            <text:p>39643974.7263221</text:p>
          </table:table-cell>
          <table:table-cell table:style-name="ce1" table:formula="of:=[.B108]-[.B109]" office:value-type="float" office:value="17830.8038604036" calcext:value-type="float">
            <text:p>17,830.80</text:p>
          </table:table-cell>
          <table:table-cell table:style-name="ce1" office:value-type="float" office:value="1256" calcext:value-type="float">
            <text:p>1,256.00</text:p>
          </table:table-cell>
          <table:table-cell table:style-name="ce1" office:value-type="float" office:value="19913.52" calcext:value-type="float">
            <text:p>19,913.52</text:p>
          </table:table-cell>
          <table:table-cell office:value-type="float" office:value="27977570.4868833" calcext:value-type="float">
            <text:p>27977570.4868833</text:p>
          </table:table-cell>
          <table:table-cell table:style-name="ce1" table:formula="of:=[.F108]-[.F109]" office:value-type="float" office:value="1279865.52421302" calcext:value-type="float">
            <text:p>1,279,865.52</text:p>
          </table:table-cell>
          <table:table-cell office:value-type="float" office:value="39456542" calcext:value-type="float">
            <text:p>39456542</text:p>
          </table:table-cell>
          <table:table-cell table:formula="of:=[.H108]-[.H109]" office:value-type="float" office:value="29225" calcext:value-type="float">
            <text:p>29225</text:p>
          </table:table-cell>
        </table:table-row>
        <table:table-row table:style-name="ro1">
          <table:table-cell/>
          <table:table-cell office:value-type="float" office:value="39625087.1853542" calcext:value-type="float">
            <text:p>39625087.1853542</text:p>
          </table:table-cell>
          <table:table-cell table:formula="of:=[.B109]-[.B110]" office:value-type="float" office:value="18887.5409678891" calcext:value-type="float">
            <text:p>18887.5409678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605083.731919" calcext:value-type="float">
            <text:p>39605083.731919</text:p>
          </table:table-cell>
          <table:table-cell table:formula="of:=[.B110]-[.B111]" office:value-type="float" office:value="20003.4534352645" calcext:value-type="float">
            <text:p>20003.4534352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583901.6712294" calcext:value-type="float">
            <text:p>39583901.6712294</text:p>
          </table:table-cell>
          <table:table-cell table:formula="of:=[.B111]-[.B112]" office:value-type="float" office:value="21182.0606895462" calcext:value-type="float">
            <text:p>21182.0606895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561474.7890718" calcext:value-type="float">
            <text:p>39561474.7890718</text:p>
          </table:table-cell>
          <table:table-cell table:formula="of:=[.B112]-[.B113]" office:value-type="float" office:value="22426.8821576834" calcext:value-type="float">
            <text:p>22426.8821576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537733.351805" calcext:value-type="float">
            <text:p>39537733.351805</text:p>
          </table:table-cell>
          <table:table-cell table:formula="of:=[.B113]-[.B114]" office:value-type="float" office:value="23741.4372667149" calcext:value-type="float">
            <text:p>23741.4372667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512603.3204052" calcext:value-type="float">
            <text:p>39512603.3204052</text:p>
          </table:table-cell>
          <table:table-cell table:formula="of:=[.B114]-[.B115]" office:value-type="float" office:value="25130.0313998461" calcext:value-type="float">
            <text:p>25130.0313998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486005.8710655" calcext:value-type="float">
            <text:p>39486005.8710655</text:p>
          </table:table-cell>
          <table:table-cell table:formula="of:=[.B115]-[.B116]" office:value-type="float" office:value="26597.4493396655" calcext:value-type="float">
            <text:p>26597.4493396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457859.5987091" calcext:value-type="float">
            <text:p>39457859.5987091</text:p>
          </table:table-cell>
          <table:table-cell table:formula="of:=[.B116]-[.B117]" office:value-type="float" office:value="28146.2723563761" calcext:value-type="float">
            <text:p>28146.2723563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428079.4781657" calcext:value-type="float">
            <text:p>39428079.4781657</text:p>
          </table:table-cell>
          <table:table-cell table:formula="of:=[.B117]-[.B118]" office:value-type="float" office:value="29780.1205434576" calcext:value-type="float">
            <text:p>29780.1205434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396576.8324278" calcext:value-type="float">
            <text:p>39396576.8324278</text:p>
          </table:table-cell>
          <table:table-cell table:formula="of:=[.B118]-[.B119]" office:value-type="float" office:value="31502.6457378566" calcext:value-type="float">
            <text:p>31502.6457378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363259.3326513" calcext:value-type="float">
            <text:p>39363259.3326513</text:p>
          </table:table-cell>
          <table:table-cell table:formula="of:=[.B119]-[.B120]" office:value-type="float" office:value="33317.4997765347" calcext:value-type="float">
            <text:p>33317.4997765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328030.9981548" calcext:value-type="float">
            <text:p>39328030.9981548</text:p>
          </table:table-cell>
          <table:table-cell table:formula="of:=[.B120]-[.B121]" office:value-type="float" office:value="35228.3344964758" calcext:value-type="float">
            <text:p>35228.3344964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290789.7944937" calcext:value-type="float">
            <text:p>39290789.7944937</text:p>
          </table:table-cell>
          <table:table-cell table:formula="of:=[.B121]-[.B122]" office:value-type="float" office:value="37241.2036611587" calcext:value-type="float">
            <text:p>37241.2036611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251428.4303795" calcext:value-type="float">
            <text:p>39251428.43037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209837.6360128" calcext:value-type="float">
            <text:p>39209837.63601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165904.2105625" calcext:value-type="float">
            <text:p>39165904.2105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119511.0210914" calcext:value-type="float">
            <text:p>39119511.02109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070537.0025563" calcext:value-type="float">
            <text:p>39070537.00255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018857.1029805" calcext:value-type="float">
            <text:p>39018857.10298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64337.990433" calcext:value-type="float">
            <text:p>38964337.9904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06841.8977477" calcext:value-type="float">
            <text:p>38906841.89774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846228.737364" calcext:value-type="float">
            <text:p>38846228.7373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82354.1010598" calcext:value-type="float">
            <text:p>38782354.10105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15069.2599524" calcext:value-type="float">
            <text:p>38715069.25995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644221.1644978" calcext:value-type="float">
            <text:p>38644221.16449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569653.0400065" calcext:value-type="float">
            <text:p>38569653.04000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491215.0508233" calcext:value-type="float">
            <text:p>38491215.05082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408751.0191074" calcext:value-type="float">
            <text:p>38408751.01910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22098.2020886" calcext:value-type="float">
            <text:p>38322098.20208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31090.4154389" calcext:value-type="float">
            <text:p>38231090.41543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135558.0332728" calcext:value-type="float">
            <text:p>38135558.03327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5327.9881468" calcext:value-type="float">
            <text:p>38035327.98814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930229.6900984" calcext:value-type="float">
            <text:p>37930229.69009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20136.5429185" calcext:value-type="float">
            <text:p>37820136.54291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04899.0965324" calcext:value-type="float">
            <text:p>37704899.09653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584359.4256468" calcext:value-type="float">
            <text:p>37584359.42564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458359.2503511" calcext:value-type="float">
            <text:p>37458359.25035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326739.9361179" calcext:value-type="float">
            <text:p>37326739.93611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189342.493803" calcext:value-type="float">
            <text:p>37189342.4938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046007.6138935" calcext:value-type="float">
            <text:p>37046007.61389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896653.6290919" calcext:value-type="float">
            <text:p>36896653.62909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741231.5171142" calcext:value-type="float">
            <text:p>36741231.51711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579644.5613261" calcext:value-type="float">
            <text:p>36579644.56132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411802.8117235" calcext:value-type="float">
            <text:p>36411802.81172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237623.0849331" calcext:value-type="float">
            <text:p>36237623.08493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57028.9642118" calcext:value-type="float">
            <text:p>36057028.96421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869950.7994472" calcext:value-type="float">
            <text:p>35869950.79944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676361.6950421" calcext:value-type="float">
            <text:p>35676361.69504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76386.54529" calcext:value-type="float">
            <text:p>35476386.545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270074.9553937" calcext:value-type="float">
            <text:p>35270074.95539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057479.5237481" calcext:value-type="float">
            <text:p>35057479.52374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838669.6104879" calcext:value-type="float">
            <text:p>34838669.61048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613731.3374884" calcext:value-type="float">
            <text:p>34613731.33748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82767.5883644" calcext:value-type="float">
            <text:p>34382767.58836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145900.3938454" calcext:value-type="float">
            <text:p>34145900.39384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903374.554626" calcext:value-type="float">
            <text:p>33903374.5546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655448.5552346" calcext:value-type="float">
            <text:p>33655448.55523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402362.8199809" calcext:value-type="float">
            <text:p>33402362.8199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44382.2798485" calcext:value-type="float">
            <text:p>33144382.27984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81796.3724943" calcext:value-type="float">
            <text:p>32881796.37249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614919.0422489" calcext:value-type="float">
            <text:p>32614919.04224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344088.7401164" calcext:value-type="float">
            <text:p>32344088.74011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69657.2745586" calcext:value-type="float">
            <text:p>32069657.27455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791977.8591004" calcext:value-type="float">
            <text:p>31791977.85910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11444.9717234" calcext:value-type="float">
            <text:p>31511444.97172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28476.6676001" calcext:value-type="float">
            <text:p>31228476.6676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943513.6056148" calcext:value-type="float">
            <text:p>30943513.60561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657019.048364" calcext:value-type="float">
            <text:p>30657019.0483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369478.8621562" calcext:value-type="float">
            <text:p>30369478.86215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81385.0943074" calcext:value-type="float">
            <text:p>30081385.09430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93028.831189" calcext:value-type="float">
            <text:p>29793028.8311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504792.3688355" calcext:value-type="float">
            <text:p>29504792.36883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217121.9101757" calcext:value-type="float">
            <text:p>29217121.91017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30472.7650353" calcext:value-type="float">
            <text:p>28930472.765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645309.3501373" calcext:value-type="float">
            <text:p>28645309.35013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62105.1891018" calcext:value-type="float">
            <text:p>28362105.1891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81342.9124458" calcext:value-type="float">
            <text:p>28081342.91244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803453.8588339" calcext:value-type="float">
            <text:p>27803453.85883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528566.7383483" calcext:value-type="float">
            <text:p>27528566.73834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56984.6778708" calcext:value-type="float">
            <text:p>27256984.67787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989039.2687549" calcext:value-type="float">
            <text:p>26989039.26875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725052.1560045" calcext:value-type="float">
            <text:p>26725052.15600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465335.0382746" calcext:value-type="float">
            <text:p>26465335.03827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210189.667871" calcext:value-type="float">
            <text:p>26210189.6678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959907.8507501" calcext:value-type="float">
            <text:p>25959907.85075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14700.480932" calcext:value-type="float">
            <text:p>25714700.4809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474611.8110818" calcext:value-type="float">
            <text:p>25474611.81108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239791.4510162" calcext:value-type="float">
            <text:p>25239791.45101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0375.043249" calcext:value-type="float">
            <text:p>25010375.0432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86476.6930802" calcext:value-type="float">
            <text:p>24786476.69308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568188.9685961" calcext:value-type="float">
            <text:p>24568188.96859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55582.9006688" calcext:value-type="float">
            <text:p>24355582.90066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148707.9829565" calcext:value-type="float">
            <text:p>24148707.98295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47596.5363071" calcext:value-type="float">
            <text:p>23947596.53630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752262.7169331" calcext:value-type="float">
            <text:p>23752262.71693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562695.3972977" calcext:value-type="float">
            <text:p>23562695.39729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78862.3290001" calcext:value-type="float">
            <text:p>23378862.3290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00710.156697" calcext:value-type="float">
            <text:p>23200710.1566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28164.4181029" calcext:value-type="float">
            <text:p>23028164.41810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861129.5439899" calcext:value-type="float">
            <text:p>22861129.54398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99490.608025" calcext:value-type="float">
            <text:p>22699490.608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543228.4458684" calcext:value-type="float">
            <text:p>22543228.44586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392306.1293548" calcext:value-type="float">
            <text:p>22392306.12935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46620.0987851" calcext:value-type="float">
            <text:p>22246620.09878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6053.7818622" calcext:value-type="float">
            <text:p>22106053.78186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970477.5936919" calcext:value-type="float">
            <text:p>21970477.59369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39748.9367824" calcext:value-type="float">
            <text:p>21839748.93678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13712.2010443" calcext:value-type="float">
            <text:p>21713712.20104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92209.2685804" calcext:value-type="float">
            <text:p>21592209.26858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75206.4575716" calcext:value-type="float">
            <text:p>21475206.45757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62613.6442897" calcext:value-type="float">
            <text:p>21362613.64428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54303.0299992" calcext:value-type="float">
            <text:p>21254303.02999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50142.0837469" calcext:value-type="float">
            <text:p>21150142.08374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49993.5423614" calcext:value-type="float">
            <text:p>21049993.54236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953715.4104537" calcext:value-type="float">
            <text:p>20953715.41045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861160.9604167" calcext:value-type="float">
            <text:p>20861160.96041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72194.7270497" calcext:value-type="float">
            <text:p>20772194.72704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86756.6370678" calcext:value-type="float">
            <text:p>20686756.63706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04738.8432808" calcext:value-type="float">
            <text:p>20604738.84328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26024.065106" calcext:value-type="float">
            <text:p>20526024.0651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50495.202949" calcext:value-type="float">
            <text:p>20450495.2029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378035.3382033" calcext:value-type="float">
            <text:p>20378035.33820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308527.7332505" calcext:value-type="float">
            <text:p>20308527.73325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855.8314603" calcext:value-type="float">
            <text:p>20241855.8314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177915.2532495" calcext:value-type="float">
            <text:p>20177915.25324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116627.4873328" calcext:value-type="float">
            <text:p>20116627.4873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57895.0911088" calcext:value-type="float">
            <text:p>20057895.09110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01621.5354865" calcext:value-type="float">
            <text:p>20001621.53548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947712.3935971" calcext:value-type="float">
            <text:p>19947712.39359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896075.3407934" calcext:value-type="float">
            <text:p>19896075.34079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846620.1546502" calcext:value-type="float">
            <text:p>19846620.15465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799258.7149642" calcext:value-type="float">
            <text:p>19799258.71496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753909.9635705" calcext:value-type="float">
            <text:p>19753909.96357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710498.5970118" calcext:value-type="float">
            <text:p>19710498.59701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668947.2660445" calcext:value-type="float">
            <text:p>19668947.26604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629181.1930572" calcext:value-type="float">
            <text:p>19629181.19305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91128.184049" calcext:value-type="float">
            <text:p>19591128.1840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54718.62863" calcext:value-type="float">
            <text:p>19554718.628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19885.5000209" calcext:value-type="float">
            <text:p>19519885.50002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86564.3258815" calcext:value-type="float">
            <text:p>19486564.32588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54691.4323266" calcext:value-type="float">
            <text:p>19454691.43232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24205.7066942" calcext:value-type="float">
            <text:p>19424205.70669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395049.2973777" calcext:value-type="float">
            <text:p>19395049.29737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367166.8137108" calcext:value-type="float">
            <text:p>19367166.81371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340505.3259677" calcext:value-type="float">
            <text:p>19340505.32596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315014.3653633" calcext:value-type="float">
            <text:p>19315014.36536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90645.9240528" calcext:value-type="float">
            <text:p>19290645.92405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67089.1044064" calcext:value-type="float">
            <text:p>19267089.10440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44939.5280353" calcext:value-type="float">
            <text:p>19244939.528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23727.581632" calcext:value-type="float">
            <text:p>19223727.5816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03423.6078661" calcext:value-type="float">
            <text:p>19203423.60786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183997.9494071" calcext:value-type="float">
            <text:p>19183997.94940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165420.9489245" calcext:value-type="float">
            <text:p>19165420.94892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147662.9490879" calcext:value-type="float">
            <text:p>19147662.94908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130694.2925667" calcext:value-type="float">
            <text:p>19130694.2925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114485.1445469" calcext:value-type="float">
            <text:p>19114485.14454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99004.9042277" calcext:value-type="float">
            <text:p>19099004.90422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84223.6051905" calcext:value-type="float">
            <text:p>19084223.60519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70111.3889337" calcext:value-type="float">
            <text:p>19070111.38893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56638.3969551" calcext:value-type="float">
            <text:p>19056638.39695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43774.7707528" calcext:value-type="float">
            <text:p>19043774.77075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31490.651825" calcext:value-type="float">
            <text:p>19031490.6518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19756.1816698" calcext:value-type="float">
            <text:p>19019756.18166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08541.5017851" calcext:value-type="float">
            <text:p>19008541.50178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97816.753669" calcext:value-type="float">
            <text:p>18997816.7536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87552.0788197" calcext:value-type="float">
            <text:p>18987552.07881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77721.99799" calcext:value-type="float">
            <text:p>18977721.997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68333.0718395" calcext:value-type="float">
            <text:p>18968333.0718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59371.9018139" calcext:value-type="float">
            <text:p>18959371.90181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50818.8740613" calcext:value-type="float">
            <text:p>18950818.87406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42654.3747296" calcext:value-type="float">
            <text:p>18942654.37472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34858.7899668" calcext:value-type="float">
            <text:p>18934858.78996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27412.5059211" calcext:value-type="float">
            <text:p>18927412.50592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20295.9087402" calcext:value-type="float">
            <text:p>18920295.90874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13489.6786846" calcext:value-type="float">
            <text:p>18913489.67868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06989.8634233" calcext:value-type="float">
            <text:p>18906989.86342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00789.6441656" calcext:value-type="float">
            <text:p>18900789.64416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94874.8280689" calcext:value-type="float">
            <text:p>18894874.82806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89231.2222905" calcext:value-type="float">
            <text:p>18889231.22229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83844.6339879" calcext:value-type="float">
            <text:p>18883844.63398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78700.8703184" calcext:value-type="float">
            <text:p>18878700.8703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73785.7384393" calcext:value-type="float">
            <text:p>18873785.73843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69085.0455081" calcext:value-type="float">
            <text:p>18869085.04550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64591.8697226" calcext:value-type="float">
            <text:p>18864591.86972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60306.090284" calcext:value-type="float">
            <text:p>18860306.0902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56217.9313858" calcext:value-type="float">
            <text:p>18856217.93138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52317.4806705" calcext:value-type="float">
            <text:p>18852317.48067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48594.8257802" calcext:value-type="float">
            <text:p>18848594.82578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45040.0543574" calcext:value-type="float">
            <text:p>18845040.05435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41643.2540442" calcext:value-type="float">
            <text:p>18841643.25404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38394.5124829" calcext:value-type="float">
            <text:p>18838394.51248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35285.6668801" calcext:value-type="float">
            <text:p>18835285.66688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9:01:24.592099944</meta:creation-date>
    <dc:date>2020-09-02T22:33:22.513777427</dc:date>
    <meta:editing-duration>PT31M6S</meta:editing-duration>
    <meta:editing-cycles>1</meta:editing-cycles>
    <meta:document-statistic meta:table-count="1" meta:cell-count="118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3.705cm" style:legend-expansion="high" chart:style-name="ch2"/>
        <chart:plot-area chart:style-name="ch3" table:cell-range-address="Sheet1.C1:Sheet1.E109" chart:data-source-has-labels="row" svg:x="0.319cm" svg:y="0.18cm" svg:width="12.64cm" svg:height="8.645cm">
          <chartooo:coordinate-region svg:x="2.078cm" svg:y="0.301cm" svg:width="10.881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9" chart:label-cell-address="Sheet1.C1:Sheet1.C1" chart:class="chart:line">
            <chart:data-point chart:repeated="108"/>
          </chart:series>
          <chart:series chart:style-name="ch8" chart:values-cell-range-address="Sheet1.D2:Sheet1.D109" chart:label-cell-address="Sheet1.D1:Sheet1.D1" chart:class="chart:line">
            <chart:data-point chart:repeated="108"/>
          </chart:series>
          <chart:series chart:style-name="ch9" chart:values-cell-range-address="Sheet1.E2:Sheet1.E109" chart:label-cell-address="Sheet1.E1:Sheet1.E1" chart:class="chart:line">
            <chart:data-point chart:repeated="10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</text:p>
                <draw:g>
                  <svg:desc>Sheet1.C1:Sheet1.C1</svg:desc>
                </draw:g>
              </table:table-cell>
              <table:table-cell office:value-type="string">
                <text:p>Nu real</text:p>
                <draw:g>
                  <svg:desc>Sheet1.D1:Sheet1.D1</svg:desc>
                </draw:g>
              </table:table-cell>
              <table:table-cell office:value-type="string">
                <text:p>Nu pape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09</svg:desc>
                </draw:g>
              </table:table-cell>
              <table:table-cell office:value-type="float" office:value="0">
                <text:p>0</text:p>
                <draw:g>
                  <svg:desc>Sheet1.D2:Sheet1.D109</svg:desc>
                </draw:g>
              </table:table-cell>
              <table:table-cell office:value-type="float" office:value="0">
                <text:p>0</text:p>
                <draw:g>
                  <svg:desc>Sheet1.E2:Sheet1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3818">
                <text:p>1.003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7932">
                <text:p>0.377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6329206526279">
                <text:p>0.516329206526279</text:p>
              </table:table-cell>
              <table:table-cell office:value-type="float" office:value="1">
                <text:p>1</text:p>
              </table:table-cell>
              <table:table-cell office:value-type="float" office:value="0.4657997">
                <text:p>0.4657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632921397686">
                <text:p>0.51632921397686</text:p>
              </table:table-cell>
              <table:table-cell office:value-type="float" office:value="1">
                <text:p>1</text:p>
              </table:table-cell>
              <table:table-cell office:value-type="float" office:value="0.5160226">
                <text:p>0.5160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8720686137676">
                <text:p>0.948720686137676</text:p>
              </table:table-cell>
              <table:table-cell office:value-type="float" office:value="0">
                <text:p>0</text:p>
              </table:table-cell>
              <table:table-cell office:value-type="float" office:value="0.6256961">
                <text:p>0.6256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3767070770264">
                <text:p>0.693767070770264</text:p>
              </table:table-cell>
              <table:table-cell office:value-type="float" office:value="0">
                <text:p>0</text:p>
              </table:table-cell>
              <table:table-cell office:value-type="float" office:value="0.7568932">
                <text:p>0.7568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8784439265728">
                <text:p>0.848784439265728</text:p>
              </table:table-cell>
              <table:table-cell office:value-type="float" office:value="0">
                <text:p>0</text:p>
              </table:table-cell>
              <table:table-cell office:value-type="float" office:value="0.9156125">
                <text:p>0.9156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6504102051258">
                <text:p>1.06504102051258</text:p>
              </table:table-cell>
              <table:table-cell office:value-type="float" office:value="0">
                <text:p>0</text:p>
              </table:table-cell>
              <table:table-cell office:value-type="float" office:value="1.107629">
                <text:p>1.1076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9712439328432">
                <text:p>1.29712439328432</text:p>
              </table:table-cell>
              <table:table-cell office:value-type="float" office:value="1">
                <text:p>1</text:p>
              </table:table-cell>
              <table:table-cell office:value-type="float" office:value="1.339913">
                <text:p>1.3399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3381176292896">
                <text:p>1.53381176292896</text:p>
              </table:table-cell>
              <table:table-cell office:value-type="float" office:value="0">
                <text:p>0</text:p>
              </table:table-cell>
              <table:table-cell office:value-type="float" office:value="1.62091">
                <text:p>1.620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846187889576">
                <text:p>1.8846187889576</text:p>
              </table:table-cell>
              <table:table-cell office:value-type="float" office:value="3">
                <text:p>3</text:p>
              </table:table-cell>
              <table:table-cell office:value-type="float" office:value="1.960836">
                <text:p>1.960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8469637036324">
                <text:p>2.28469637036324</text:p>
              </table:table-cell>
              <table:table-cell office:value-type="float" office:value="0">
                <text:p>0</text:p>
              </table:table-cell>
              <table:table-cell office:value-type="float" office:value="2.372049">
                <text:p>2.3720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8592378497124">
                <text:p>2.68592378497124</text:p>
              </table:table-cell>
              <table:table-cell office:value-type="float" office:value="0">
                <text:p>0</text:p>
              </table:table-cell>
              <table:table-cell office:value-type="float" office:value="2.869499">
                <text:p>2.869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7039400488138">
                <text:p>3.27039400488138</text:p>
              </table:table-cell>
              <table:table-cell office:value-type="float" office:value="0">
                <text:p>0</text:p>
              </table:table-cell>
              <table:table-cell office:value-type="float" office:value="3.47127">
                <text:p>3.47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875503256917">
                <text:p>3.9875503256917</text:p>
              </table:table-cell>
              <table:table-cell office:value-type="float" office:value="0">
                <text:p>0</text:p>
              </table:table-cell>
              <table:table-cell office:value-type="float" office:value="4.199241">
                <text:p>4.199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0470668375492">
                <text:p>4.70470668375492</text:p>
              </table:table-cell>
              <table:table-cell office:value-type="float" office:value="0">
                <text:p>0</text:p>
              </table:table-cell>
              <table:table-cell office:value-type="float" office:value="5.079876">
                <text:p>5.079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67141836881638">
                <text:p>5.67141836881638</text:p>
              </table:table-cell>
              <table:table-cell office:value-type="float" office:value="0">
                <text:p>0</text:p>
              </table:table-cell>
              <table:table-cell office:value-type="float" office:value="6.145191">
                <text:p>6.1451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95686438679695">
                <text:p>6.95686438679695</text:p>
              </table:table-cell>
              <table:table-cell office:value-type="float" office:value="0">
                <text:p>0</text:p>
              </table:table-cell>
              <table:table-cell office:value-type="float" office:value="7.433915">
                <text:p>7.4339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4346916377544">
                <text:p>8.24346916377544</text:p>
              </table:table-cell>
              <table:table-cell office:value-type="float" office:value="1">
                <text:p>1</text:p>
              </table:table-cell>
              <table:table-cell office:value-type="float" office:value="8.992901">
                <text:p>8.9929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84627769142389">
                <text:p>9.84627769142389</text:p>
              </table:table-cell>
              <table:table-cell office:value-type="float" office:value="0">
                <text:p>0</text:p>
              </table:table-cell>
              <table:table-cell office:value-type="float" office:value="10.87882">
                <text:p>10.878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1301979869604">
                <text:p>12.1301979869604</text:p>
              </table:table-cell>
              <table:table-cell office:value-type="float" office:value="0">
                <text:p>0</text:p>
              </table:table-cell>
              <table:table-cell office:value-type="float" office:value="13.16025">
                <text:p>13.16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4372119903564">
                <text:p>14.4372119903564</text:p>
              </table:table-cell>
              <table:table-cell office:value-type="float" office:value="0">
                <text:p>0</text:p>
              </table:table-cell>
              <table:table-cell office:value-type="float" office:value="15.92011">
                <text:p>15.92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1169073805213">
                <text:p>17.1169073805213</text:p>
              </table:table-cell>
              <table:table-cell office:value-type="float" office:value="0">
                <text:p>0</text:p>
              </table:table-cell>
              <table:table-cell office:value-type="float" office:value="19.25875">
                <text:p>19.25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1337401121855">
                <text:p>21.1337401121855</text:p>
              </table:table-cell>
              <table:table-cell office:value-type="float" office:value="0">
                <text:p>0</text:p>
              </table:table-cell>
              <table:table-cell office:value-type="float" office:value="23.29753">
                <text:p>23.29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2702536359429">
                <text:p>25.2702536359429</text:p>
              </table:table-cell>
              <table:table-cell office:value-type="float" office:value="0">
                <text:p>0</text:p>
              </table:table-cell>
              <table:table-cell office:value-type="float" office:value="28.18328">
                <text:p>28.183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.7994954884052">
                <text:p>29.7994954884052</text:p>
              </table:table-cell>
              <table:table-cell office:value-type="float" office:value="0">
                <text:p>0</text:p>
              </table:table-cell>
              <table:table-cell office:value-type="float" office:value="34.09362">
                <text:p>34.09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.7886026501656">
                <text:p>36.7886026501656</text:p>
              </table:table-cell>
              <table:table-cell office:value-type="float" office:value="0">
                <text:p>0</text:p>
              </table:table-cell>
              <table:table-cell office:value-type="float" office:value="41.2434">
                <text:p>41.2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2054344043136">
                <text:p>44.2054344043136</text:p>
              </table:table-cell>
              <table:table-cell office:value-type="float" office:value="0">
                <text:p>0</text:p>
              </table:table-cell>
              <table:table-cell office:value-type="float" office:value="49.89253">
                <text:p>49.89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.9629436209798">
                <text:p>51.9629436209798</text:p>
              </table:table-cell>
              <table:table-cell office:value-type="float" office:value="1">
                <text:p>1</text:p>
              </table:table-cell>
              <table:table-cell office:value-type="float" office:value="60.35544">
                <text:p>60.35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.9817212447524">
                <text:p>63.9817212447524</text:p>
              </table:table-cell>
              <table:table-cell office:value-type="float" office:value="1">
                <text:p>1</text:p>
              </table:table-cell>
              <table:table-cell office:value-type="float" office:value="73.01245">
                <text:p>73.01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.2800931632519">
                <text:p>77.2800931632519</text:p>
              </table:table-cell>
              <table:table-cell office:value-type="float" office:value="0">
                <text:p>0</text:p>
              </table:table-cell>
              <table:table-cell office:value-type="float" office:value="88.32365">
                <text:p>88.32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7716050967574">
                <text:p>90.7716050967574</text:p>
              </table:table-cell>
              <table:table-cell office:value-type="float" office:value="0">
                <text:p>0</text:p>
              </table:table-cell>
              <table:table-cell office:value-type="float" office:value="106.8456">
                <text:p>106.84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.167654335499">
                <text:p>111.167654335499</text:p>
              </table:table-cell>
              <table:table-cell office:value-type="float" office:value="2">
                <text:p>2</text:p>
              </table:table-cell>
              <table:table-cell office:value-type="float" office:value="129.2515">
                <text:p>129.2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.011143438518">
                <text:p>135.011143438518</text:p>
              </table:table-cell>
              <table:table-cell office:value-type="float" office:value="0">
                <text:p>0</text:p>
              </table:table-cell>
              <table:table-cell office:value-type="float" office:value="156.3558">
                <text:p>156.35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8.871645241976">
                <text:p>158.871645241976</text:p>
              </table:table-cell>
              <table:table-cell office:value-type="float" office:value="15">
                <text:p>15</text:p>
              </table:table-cell>
              <table:table-cell office:value-type="float" office:value="189.1435">
                <text:p>189.1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2.95302734524">
                <text:p>192.95302734524</text:p>
              </table:table-cell>
              <table:table-cell office:value-type="float" office:value="0">
                <text:p>0</text:p>
              </table:table-cell>
              <table:table-cell office:value-type="float" office:value="228.8062">
                <text:p>228.80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5.702238820493">
                <text:p>235.702238820493</text:p>
              </table:table-cell>
              <table:table-cell office:value-type="float" office:value="1">
                <text:p>1</text:p>
              </table:table-cell>
              <table:table-cell office:value-type="float" office:value="276.7852">
                <text:p>276.78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8.451450303197">
                <text:p>278.451450303197</text:p>
              </table:table-cell>
              <table:table-cell office:value-type="float" office:value="1">
                <text:p>1</text:p>
              </table:table-cell>
              <table:table-cell office:value-type="float" office:value="334.8239">
                <text:p>334.8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4.725937590003">
                <text:p>334.725937590003</text:p>
              </table:table-cell>
              <table:table-cell office:value-type="float" office:value="5">
                <text:p>5</text:p>
              </table:table-cell>
              <table:table-cell office:value-type="float" office:value="405.0309">
                <text:p>405.03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1.17437864095">
                <text:p>411.17437864095</text:p>
              </table:table-cell>
              <table:table-cell office:value-type="float" office:value="5">
                <text:p>5</text:p>
              </table:table-cell>
              <table:table-cell office:value-type="float" office:value="489.9566">
                <text:p>489.9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7.815426006913">
                <text:p>487.815426006913</text:p>
              </table:table-cell>
              <table:table-cell office:value-type="float" office:value="7">
                <text:p>7</text:p>
              </table:table-cell>
              <table:table-cell office:value-type="float" office:value="592.6856">
                <text:p>592.68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1.284927912057">
                <text:p>581.284927912057</text:p>
              </table:table-cell>
              <table:table-cell office:value-type="float" office:value="10">
                <text:p>10</text:p>
              </table:table-cell>
              <table:table-cell office:value-type="float" office:value="716.9483">
                <text:p>716.94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6.686572991312">
                <text:p>716.686572991312</text:p>
              </table:table-cell>
              <table:table-cell office:value-type="float" office:value="12">
                <text:p>12</text:p>
              </table:table-cell>
              <table:table-cell office:value-type="float" office:value="863.6725">
                <text:p>863.6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4.073224559426">
                <text:p>854.073224559426</text:p>
              </table:table-cell>
              <table:table-cell office:value-type="float" office:value="14">
                <text:p>14</text:p>
              </table:table-cell>
              <table:table-cell office:value-type="float" office:value="1045.385">
                <text:p>1045.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8.24585703015">
                <text:p>1008.24585703015</text:p>
              </table:table-cell>
              <table:table-cell office:value-type="float" office:value="19">
                <text:p>19</text:p>
              </table:table-cell>
              <table:table-cell office:value-type="float" office:value="1263.988">
                <text:p>1263.9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2.60345109552">
                <text:p>1232.60345109552</text:p>
              </table:table-cell>
              <table:table-cell office:value-type="float" office:value="12">
                <text:p>12</text:p>
              </table:table-cell>
              <table:table-cell office:value-type="float" office:value="1528.128">
                <text:p>1528.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5.57222185284">
                <text:p>1465.57222185284</text:p>
              </table:table-cell>
              <table:table-cell office:value-type="float" office:value="60">
                <text:p>60</text:p>
              </table:table-cell>
              <table:table-cell office:value-type="float" office:value="1847.506">
                <text:p>1847.5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78.11582805961">
                <text:p>1778.11582805961</text:p>
              </table:table-cell>
              <table:table-cell office:value-type="float" office:value="7">
                <text:p>7</text:p>
              </table:table-cell>
              <table:table-cell office:value-type="float" office:value="2233.578">
                <text:p>2233.5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42.70336414874">
                <text:p>2142.70336414874</text:p>
              </table:table-cell>
              <table:table-cell office:value-type="float" office:value="23">
                <text:p>23</text:p>
              </table:table-cell>
              <table:table-cell office:value-type="float" office:value="2700.25">
                <text:p>2700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43.46662756801">
                <text:p>2543.46662756801</text:p>
              </table:table-cell>
              <table:table-cell office:value-type="float" office:value="50">
                <text:p>50</text:p>
              </table:table-cell>
              <table:table-cell office:value-type="float" office:value="3264.316">
                <text:p>3264.3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76.99582589418">
                <text:p>3076.99582589418</text:p>
              </table:table-cell>
              <table:table-cell office:value-type="float" office:value="68">
                <text:p>68</text:p>
              </table:table-cell>
              <table:table-cell office:value-type="float" office:value="3946.05">
                <text:p>3946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79.15820053965">
                <text:p>3679.15820053965</text:p>
              </table:table-cell>
              <table:table-cell office:value-type="float" office:value="61">
                <text:p>61</text:p>
              </table:table-cell>
              <table:table-cell office:value-type="float" office:value="2592.149">
                <text:p>2592.1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85.07196814567">
                <text:p>2685.07196814567</text:p>
              </table:table-cell>
              <table:table-cell office:value-type="float" office:value="97">
                <text:p>97</text:p>
              </table:table-cell>
              <table:table-cell office:value-type="float" office:value="2753.208">
                <text:p>2753.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18.3272536695">
                <text:p>2718.3272536695</text:p>
              </table:table-cell>
              <table:table-cell office:value-type="float" office:value="110">
                <text:p>110</text:p>
              </table:table-cell>
              <table:table-cell office:value-type="float" office:value="2925.115">
                <text:p>2925.1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93.87420721352">
                <text:p>2893.87420721352</text:p>
              </table:table-cell>
              <table:table-cell office:value-type="float" office:value="144">
                <text:p>144</text:p>
              </table:table-cell>
              <table:table-cell office:value-type="float" office:value="3106.42">
                <text:p>3106.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74.64332024008">
                <text:p>3074.64332024008</text:p>
              </table:table-cell>
              <table:table-cell office:value-type="float" office:value="161">
                <text:p>161</text:p>
              </table:table-cell>
              <table:table-cell office:value-type="float" office:value="3300.545">
                <text:p>3300.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55.47389678657">
                <text:p>3255.47389678657</text:p>
              </table:table-cell>
              <table:table-cell office:value-type="float" office:value="174">
                <text:p>174</text:p>
              </table:table-cell>
              <table:table-cell office:value-type="float" office:value="3506.412">
                <text:p>3506.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56.72414516658">
                <text:p>3456.72414516658</text:p>
              </table:table-cell>
              <table:table-cell office:value-type="float" office:value="216">
                <text:p>216</text:p>
              </table:table-cell>
              <table:table-cell office:value-type="float" office:value="3725.005">
                <text:p>3725.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74.32293628901">
                <text:p>3674.32293628901</text:p>
              </table:table-cell>
              <table:table-cell office:value-type="float" office:value="261">
                <text:p>261</text:p>
              </table:table-cell>
              <table:table-cell office:value-type="float" office:value="3957.14">
                <text:p>3957.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91.9217274189">
                <text:p>3891.9217274189</text:p>
              </table:table-cell>
              <table:table-cell office:value-type="float" office:value="307">
                <text:p>307</text:p>
              </table:table-cell>
              <table:table-cell office:value-type="float" office:value="4203.642">
                <text:p>4203.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0.90299794078">
                <text:p>4100.90299794078</text:p>
              </table:table-cell>
              <table:table-cell office:value-type="float" office:value="389">
                <text:p>389</text:p>
              </table:table-cell>
              <table:table-cell office:value-type="float" office:value="4465.386">
                <text:p>4465.3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11.80552151799">
                <text:p>4411.80552151799</text:p>
              </table:table-cell>
              <table:table-cell office:value-type="float" office:value="404">
                <text:p>404</text:p>
              </table:table-cell>
              <table:table-cell office:value-type="float" office:value="4743.301">
                <text:p>4743.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56.27205274254">
                <text:p>4656.27205274254</text:p>
              </table:table-cell>
              <table:table-cell office:value-type="float" office:value="539">
                <text:p>539</text:p>
              </table:table-cell>
              <table:table-cell office:value-type="float" office:value="5038.311">
                <text:p>5038.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20.31405303627">
                <text:p>4920.31405303627</text:p>
              </table:table-cell>
              <table:table-cell office:value-type="float" office:value="877">
                <text:p>877</text:p>
              </table:table-cell>
              <table:table-cell office:value-type="float" office:value="5351.575">
                <text:p>5351.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15.26604860276">
                <text:p>5215.26604860276</text:p>
              </table:table-cell>
              <table:table-cell office:value-type="float" office:value="854">
                <text:p>854</text:p>
              </table:table-cell>
              <table:table-cell office:value-type="float" office:value="5684.135">
                <text:p>5684.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31.60300886631">
                <text:p>5531.60300886631</text:p>
              </table:table-cell>
              <table:table-cell office:value-type="float" office:value="651">
                <text:p>651</text:p>
              </table:table-cell>
              <table:table-cell office:value-type="float" office:value="6037.147">
                <text:p>6037.1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68.78720670193">
                <text:p>5868.78720670193</text:p>
              </table:table-cell>
              <table:table-cell office:value-type="float" office:value="701">
                <text:p>701</text:p>
              </table:table-cell>
              <table:table-cell office:value-type="float" office:value="6411.851">
                <text:p>6411.8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26.81864210218">
                <text:p>6226.81864210218</text:p>
              </table:table-cell>
              <table:table-cell office:value-type="float" office:value="1155">
                <text:p>1155</text:p>
              </table:table-cell>
              <table:table-cell office:value-type="float" office:value="6809.55">
                <text:p>6809.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06.40546486527">
                <text:p>6606.40546486527</text:p>
              </table:table-cell>
              <table:table-cell office:value-type="float" office:value="1161">
                <text:p>1161</text:p>
              </table:table-cell>
              <table:table-cell office:value-type="float" office:value="7231.621">
                <text:p>7231.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12.26789045334">
                <text:p>7012.26789045334</text:p>
              </table:table-cell>
              <table:table-cell office:value-type="float" office:value="1234">
                <text:p>1234</text:p>
              </table:table-cell>
              <table:table-cell office:value-type="float" office:value="7679.522">
                <text:p>7679.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41.92128302902">
                <text:p>7441.92128302902</text:p>
              </table:table-cell>
              <table:table-cell office:value-type="float" office:value="1374">
                <text:p>1374</text:p>
              </table:table-cell>
              <table:table-cell office:value-type="float" office:value="8154.788">
                <text:p>8154.7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94.62879634649">
                <text:p>7894.62879634649</text:p>
              </table:table-cell>
              <table:table-cell office:value-type="float" office:value="1379">
                <text:p>1379</text:p>
              </table:table-cell>
              <table:table-cell office:value-type="float" office:value="8659.046">
                <text:p>8659.0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370.39043038338">
                <text:p>8370.39043038338</text:p>
              </table:table-cell>
              <table:table-cell office:value-type="float" office:value="1227">
                <text:p>1227</text:p>
              </table:table-cell>
              <table:table-cell office:value-type="float" office:value="9194.005">
                <text:p>9194.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69.64812622964">
                <text:p>8869.64812622964</text:p>
              </table:table-cell>
              <table:table-cell office:value-type="float" office:value="1280">
                <text:p>1280</text:p>
              </table:table-cell>
              <table:table-cell office:value-type="float" office:value="9761.48">
                <text:p>9761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07.31148324162">
                <text:p>9407.31148324162</text:p>
              </table:table-cell>
              <table:table-cell office:value-type="float" office:value="1208">
                <text:p>1208</text:p>
              </table:table-cell>
              <table:table-cell office:value-type="float" office:value="10363.38">
                <text:p>10363.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81.13023010641">
                <text:p>9981.13023010641</text:p>
              </table:table-cell>
              <table:table-cell office:value-type="float" office:value="1256">
                <text:p>1256</text:p>
              </table:table-cell>
              <table:table-cell office:value-type="float" office:value="11001.7">
                <text:p>11001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85.5202653259">
                <text:p>10585.5202653259</text:p>
              </table:table-cell>
              <table:table-cell office:value-type="float" office:value="1503">
                <text:p>1503</text:p>
              </table:table-cell>
              <table:table-cell office:value-type="float" office:value="11678.58">
                <text:p>11678.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20.4815888554">
                <text:p>11220.4815888554</text:p>
              </table:table-cell>
              <table:table-cell office:value-type="float" office:value="1148">
                <text:p>1148</text:p>
              </table:table-cell>
              <table:table-cell office:value-type="float" office:value="12396.24">
                <text:p>12396.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86.0142007321">
                <text:p>11886.0142007321</text:p>
              </table:table-cell>
              <table:table-cell office:value-type="float" office:value="1175">
                <text:p>1175</text:p>
              </table:table-cell>
              <table:table-cell office:value-type="float" office:value="13157.02">
                <text:p>13157.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24.6672094166">
                <text:p>12624.6672094166</text:p>
              </table:table-cell>
              <table:table-cell office:value-type="float" office:value="1055">
                <text:p>1055</text:p>
              </table:table-cell>
              <table:table-cell office:value-type="float" office:value="13963.39">
                <text:p>13963.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340.6184431762">
                <text:p>13340.6184431762</text:p>
              </table:table-cell>
              <table:table-cell office:value-type="float" office:value="902">
                <text:p>902</text:p>
              </table:table-cell>
              <table:table-cell office:value-type="float" office:value="14817.95">
                <text:p>14817.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156.6734601036">
                <text:p>14156.6734601036</text:p>
              </table:table-cell>
              <table:table-cell office:value-type="float" office:value="1011">
                <text:p>1011</text:p>
              </table:table-cell>
              <table:table-cell office:value-type="float" office:value="15723.41">
                <text:p>15723.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008.1202157214">
                <text:p>15008.1202157214</text:p>
              </table:table-cell>
              <table:table-cell office:value-type="float" office:value="1424">
                <text:p>1424</text:p>
              </table:table-cell>
              <table:table-cell office:value-type="float" office:value="16682.63">
                <text:p>16682.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896.9360702634">
                <text:p>15896.9360702634</text:p>
              </table:table-cell>
              <table:table-cell office:value-type="float" office:value="1349">
                <text:p>1349</text:p>
              </table:table-cell>
              <table:table-cell office:value-type="float" office:value="17698.62">
                <text:p>17698.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830.9926352575">
                <text:p>16830.9926352575</text:p>
              </table:table-cell>
              <table:table-cell office:value-type="float" office:value="1035">
                <text:p>1035</text:p>
              </table:table-cell>
              <table:table-cell office:value-type="float" office:value="18774.49">
                <text:p>18774.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830.8038604036">
                <text:p>17830.8038604036</text:p>
              </table:table-cell>
              <table:table-cell office:value-type="float" office:value="1256">
                <text:p>1256</text:p>
              </table:table-cell>
              <table:table-cell office:value-type="float" office:value="19913.52">
                <text:p>19913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